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817cm"/>
    </style:style>
    <style:style style:family="table-column" style:name="co2">
      <style:table-column-properties fo:break-before="auto" style:column-width="12.474cm"/>
    </style:style>
    <style:style style:family="table-column" style:name="co3">
      <style:table-column-properties fo:break-before="auto" style:column-width="0.894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3.16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4.657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_20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fo:padding="0.071cm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 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0"/>
        <table:table-column table:style-name="co4" table:default-cell-style-name="Default" table:number-columns-repeated="1021"/>
        <table:table-row table:style-name="ro1">
          <table:table-cell ns41:value-type="string" table:style-name="TL Title" office:value-type="string">
            <text:p>HERTOGDOM LIMBURG -TWEEDE GEDEELTE. Gemeente's gewijze Indeeling der provincie. VERZAMELING VAN HET EERSTE GEDEELTE.</text:p>
          </table:table-cell>
          <table:table-cell table:style-name="ce9"/>
          <table:table-cell table:style-name="ce16" table:number-columns-repeated="10"/>
          <table:table-cell ns41:value-type="string" table:style-name="ce16" office:value-type="string">
            <text:p>INDEELING DER BEWONERS NAAR</text:p>
          </table:table-cell>
          <table:table-cell table:style-name="ce16" table:number-columns-repeated="66"/>
          <table:table-cell table:style-name="ce48"/>
          <table:table-cell table:style-name="ce17" table:number-columns-repeated="944"/>
        </table:table-row>
        <table:table-row table:style-name="ro1">
          <table:table-cell table:number-columns-repeated="2"/>
          <table:table-cell table:style-name="ce17" table:number-columns-repeated="1022"/>
        </table:table-row>
        <table:table-row table:style-name="ro2">
          <table:table-cell ns41:value-type="string" table:number-rows-spanned="4" table:style-name="TL RowProperty" table:number-columns-spanned="1" office:value-type="string">
            <text:p>Stad/gemeente</text:p>
          </table:table-cell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8"/>
          <table:table-cell ns41:value-type="string" table:number-rows-spanned="2" table:style-name="TL ColHeader" table:number-columns-spanned="3" office:value-type="string">
            <text:p>Huizen</text:p>
          </table:table-cell>
          <table:covered-table-cell table:style-name="ce29"/>
          <table:covered-table-cell table:style-name="ce37"/>
          <table:table-cell ns41:value-type="string" table:number-rows-spanned="4" table:style-name="TL ColHeader" table:number-columns-spanned="1" office:value-type="string">
            <text:p>Bewoonde schepen</text:p>
          </table:table-cell>
          <table:table-cell ns41:value-type="string" table:number-rows-spanned="4" table:style-name="TL ColHeader" table:number-columns-spanned="1" office:value-type="string">
            <text:p>Bewoonde schepen en huizen</text:p>
          </table:table-cell>
          <table:table-cell ns41:value-type="string" table:number-rows-spanned="4" table:style-name="TL ColHeader" table:number-columns-spanned="1" office:value-type="string">
            <text:p>Huisgezinnen</text:p>
          </table:table-cell>
          <table:table-cell ns41:value-type="string" table:number-rows-spanned="2" table:style-name="TL ColHeader" table:number-columns-spanned="3" office:value-type="string">
            <text:p>Bewoners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68" office:value-type="string">
            <text:p>INDEELING DER BEWONERS NAAR</text:p>
          </table:table-cell>
          <table:covered-table-cell table:style-name="TL ColHeader" table:number-columns-repeated="66"/>
          <table:covered-table-cell table:style-name="ce45"/>
          <table:table-cell table:style-name="ce17" table:number-columns-repeated="944"/>
        </table:table-row>
        <table:table-row table:style-name="ro2">
          <table:covered-table-cell table:style-name="ce4"/>
          <table:covered-table-cell table:style-name="ce11"/>
          <table:table-cell table:style-name="ce18"/>
          <table:covered-table-cell table:style-name="ce22"/>
          <table:covered-table-cell table:style-name="ce30"/>
          <table:covered-table-cell table:style-name="ce38"/>
          <table:covered-table-cell table:style-name="TL ColHeader" table:number-columns-repeated="3"/>
          <table:covered-table-cell table:style-name="TL ColHeader" table:number-columns-repeated="3"/>
          <table:table-cell ns41:value-type="string" table:number-rows-spanned="1" table:style-name="TL ColHeader" table:number-columns-spanned="8" office:value-type="string">
            <text:p>Verblijf</text:p>
          </table:table-cell>
          <table:covered-table-cell table:style-name="TL ColHeader" table:number-columns-repeated="7"/>
          <table:table-cell ns41:value-type="string" table:number-rows-spanned="1" table:style-name="TL ColHeader" table:number-columns-spanned="6" office:value-type="string">
            <text:p>Burgerlijke staat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16" office:value-type="string">
            <text:p>Geboorteplaats</text:p>
          </table:table-cell>
          <table:covered-table-cell table:style-name="TL ColHeader" table:number-columns-repeated="15"/>
          <table:table-cell ns41:value-type="string" table:number-rows-spanned="1" table:style-name="TL ColHeader" table:number-columns-spanned="38" office:value-type="string">
            <text:p>Godsdienst</text:p>
          </table:table-cell>
          <table:covered-table-cell table:style-name="TL ColHeader" table:number-columns-repeated="36"/>
          <table:covered-table-cell table:style-name="ce11"/>
          <table:table-cell table:style-name="ce17" table:number-columns-repeated="944"/>
        </table:table-row>
        <table:table-row table:style-name="ro3">
          <table:covered-table-cell table:style-name="ce4"/>
          <table:covered-table-cell table:style-name="ce11"/>
          <table:table-cell table:style-name="ce19"/>
          <table:table-cell ns41:value-type="string" table:number-rows-spanned="2" table:style-name="TL ColHeader" table:number-columns-spanned="1" office:value-type="string">
            <text:p>Bewoonde</text:p>
          </table:table-cell>
          <table:table-cell ns41:value-type="string" table:number-rows-spanned="2" table:style-name="TL ColHeader" table:number-columns-spanned="1" office:value-type="string">
            <text:p>Onbewoonde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1" office:value-type="string">
            <text:p>Mannelijk</text:p>
          </table:table-cell>
          <table:table-cell ns41:value-type="string" table:number-rows-spanned="2" table:style-name="TL ColHeader" table:number-columns-spanned="1" office:value-type="string">
            <text:p>Vrouwelijk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style-name="TL ColHeader" table:number-columns-repeated="2" office:value-type="string">
            <text:p>Gewoon</text:p>
          </table:table-cell>
          <table:table-cell ns41:value-type="string" table:style-name="TL ColHeader" table:number-columns-repeated="2" office:value-type="string">
            <text:p>Tijdelijk</text:p>
          </table:table-cell>
          <table:table-cell ns41:value-type="string" table:style-name="TL ColHeader" table:number-columns-repeated="2" office:value-type="string">
            <text:p>Doortrekkend</text:p>
          </table:table-cell>
          <table:table-cell ns41:value-type="string" table:style-name="TL ColHeader" table:number-columns-repeated="2" office:value-type="string">
            <text:p>Personen tijdelijk afwezig, niet begrepen onder de vorige rubrieken</text:p>
          </table:table-cell>
          <table:table-cell ns41:value-type="string" table:style-name="TL ColHeader" table:number-columns-repeated="2" office:value-type="string">
            <text:p>Ongehuwd</text:p>
          </table:table-cell>
          <table:table-cell ns41:value-type="string" table:style-name="TL ColHeader" table:number-columns-repeated="2" office:value-type="string">
            <text:p>Gehuwd</text:p>
          </table:table-cell>
          <table:table-cell ns41:value-type="string" table:style-name="TL ColHeader" office:value-type="string">
            <text:p>Weduwnaars</text:p>
          </table:table-cell>
          <table:table-cell ns41:value-type="string" table:style-name="TL ColHeader" office:value-type="string">
            <text:p>Weduwen</text:p>
          </table:table-cell>
          <table:table-cell ns41:value-type="string" table:style-name="TL ColHeader" table:number-columns-repeated="2" office:value-type="string">
            <text:p>In de gemeente</text:p>
          </table:table-cell>
          <table:table-cell ns41:value-type="string" table:style-name="TL ColHeader" table:number-columns-repeated="2" office:value-type="string">
            <text:p>In de provincie buiten de gemeente</text:p>
          </table:table-cell>
          <table:table-cell ns41:value-type="string" table:style-name="TL ColHeader" table:number-columns-repeated="2" office:value-type="string">
            <text:p>In eene andere provincie binnen het Rijk</text:p>
          </table:table-cell>
          <table:table-cell ns41:value-type="string" table:style-name="TL ColHeader" table:number-columns-repeated="2" office:value-type="string">
            <text:p>In de bezittingen buiten Europa</text:p>
          </table:table-cell>
          <table:table-cell ns41:value-type="string" table:style-name="TL ColHeader" table:number-columns-repeated="2" office:value-type="string">
            <text:p>In Duitschland</text:p>
          </table:table-cell>
          <table:table-cell ns41:value-type="string" table:style-name="TL ColHeader" table:number-columns-repeated="2" office:value-type="string">
            <text:p>In België</text:p>
          </table:table-cell>
          <table:table-cell ns41:value-type="string" table:style-name="TL ColHeader" table:number-columns-repeated="2" office:value-type="string">
            <text:p>In Engeland</text:p>
          </table:table-cell>
          <table:table-cell ns41:value-type="string" table:style-name="TL ColHeader" table:number-columns-repeated="2" office:value-type="string">
            <text:p>In andere vreemde landen</text:p>
          </table:table-cell>
          <table:table-cell ns41:value-type="string" table:style-name="TL ColHeader" table:number-columns-repeated="2" office:value-type="string">
            <text:p>Nederduitsch Hervormden</text:p>
          </table:table-cell>
          <table:table-cell ns41:value-type="string" table:style-name="TL ColHeader" table:number-columns-repeated="2" office:value-type="string">
            <text:p>Fransche of Waalsche Hervormdene </text:p>
          </table:table-cell>
          <table:table-cell ns41:value-type="string" table:style-name="TL ColHeader" table:number-columns-repeated="2" office:value-type="string">
            <text:p>Engelsche of Presbijteriaansche Hervormden</text:p>
          </table:table-cell>
          <table:table-cell ns41:value-type="string" table:style-name="TL ColHeader" table:number-columns-repeated="2" office:value-type="string">
            <text:p>Leden der Schotse gemeente.</text:p>
          </table:table-cell>
          <table:table-cell ns41:value-type="string" table:style-name="TL ColHeader" table:number-columns-repeated="2" office:value-type="string">
            <text:p>Anglicaansche Episcopalen</text:p>
          </table:table-cell>
          <table:table-cell ns41:value-type="string" table:style-name="TL ColHeader" table:number-columns-repeated="2" office:value-type="string">
            <text:p>Evangelisch Luterschen</text:p>
          </table:table-cell>
          <table:table-cell ns41:value-type="string" table:style-name="TL ColHeader" table:number-columns-repeated="2" office:value-type="string">
            <text:p>Herstelde Luterschen</text:p>
          </table:table-cell>
          <table:table-cell ns41:value-type="string" table:style-name="TL ColHeader" table:number-columns-repeated="2" office:value-type="string">
            <text:p>Doopsgezinden of Mennonieten</text:p>
          </table:table-cell>
          <table:table-cell ns41:value-type="string" table:style-name="TL ColHeader" table:number-columns-repeated="2" office:value-type="string">
            <text:p>Remonstranten</text:p>
          </table:table-cell>
          <table:table-cell ns41:value-type="string" table:style-name="TL ColHeader" table:number-columns-repeated="2" office:value-type="string">
            <text:p>Hernhutters of Moravische Broeders</text:p>
          </table:table-cell>
          <table:table-cell ns41:value-type="string" table:style-name="TL ColHeader" table:number-columns-repeated="2" office:value-type="string">
            <text:p>Kwakers</text:p>
          </table:table-cell>
          <table:table-cell ns41:value-type="string" table:style-name="TL ColHeader" table:number-columns-repeated="2" office:value-type="string">
            <text:p>Christelijk Afgescheidenen</text:p>
          </table:table-cell>
          <table:table-cell ns41:value-type="string" table:style-name="TL ColHeader" table:number-columns-repeated="2" office:value-type="string">
            <text:p>Roomsch Catholijken</text:p>
          </table:table-cell>
          <table:table-cell ns41:value-type="string" table:style-name="TL ColHeader" table:number-columns-repeated="2" office:value-type="string">
            <text:p>Oud-Roomschen of van de Bisschoppelijke Klerezie</text:p>
          </table:table-cell>
          <table:table-cell ns41:value-type="string" table:style-name="TL ColHeader" table:number-columns-repeated="2" office:value-type="string">
            <text:p>Grieken</text:p>
          </table:table-cell>
          <table:table-cell ns41:value-type="string" table:style-name="TL ColHeader" table:number-columns-repeated="2" office:value-type="string">
            <text:p>Armenianen</text:p>
          </table:table-cell>
          <table:table-cell ns41:value-type="string" table:style-name="TL ColHeader" table:number-columns-repeated="2" office:value-type="string">
            <text:p>Nederduitsche Israëliten</text:p>
          </table:table-cell>
          <table:table-cell ns41:value-type="string" table:style-name="TL ColHeader" table:number-columns-repeated="2" office:value-type="string">
            <text:p>Portugesche Israëliten</text:p>
          </table:table-cell>
          <table:table-cell ns41:value-type="string" table:style-name="TL ColHeader" office:value-type="string">
            <text:p>Onbekend en tot geene der genoemde gezindheden behoorende</text:p>
          </table:table-cell>
          <table:table-cell ns41:value-type="string" table:style-name="TL ColHeader" office:value-type="string">
            <text:p>Onbekend en tot geene der genoemde gezindheden behoorende</text:p>
          </table:table-cell>
          <table:table-cell table:style-name="ce17" table:number-columns-repeated="944"/>
        </table:table-row>
        <table:table-row table:style-name="ro1">
          <table:covered-table-cell table:style-name="ce5"/>
          <table:covered-table-cell table:style-name="ce12"/>
          <table:table-cell table:style-name="ce18"/>
          <table:covered-table-cell table:style-name="ce24"/>
          <table:covered-table-cell table:style-name="TL ColHeader" table:number-columns-repeated="8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table:style-name="TL ColHeader" table:number-columns-repeated="2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table:style-name="ce17" table:number-columns-repeated="944"/>
        </table:table-row>
        <table:table-row table:style-name="ro1">
          <table:table-cell table:number-columns-repeated="2"/>
          <table:table-cell table:style-name="ce17" table:number-columns-repeated="1022"/>
        </table:table-row>
        <table:table-row table:style-name="ro4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Maastricht</text:p>
          </table:table-cell>
          <table:table-cell/>
          <table:table-cell ns41:value-type="float" table:style-name="TL Data" office:value="2767" office:value-type="float">
            <text:p>2,76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900" office:value-type="float">
            <text:p>2,90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779" office:value-type="float">
            <text:p>2,779</text:p>
          </table:table-cell>
          <table:table-cell ns41:value-type="float" table:style-name="TL Data" office:value="5547" office:value-type="float">
            <text:p>5,547</text:p>
          </table:table-cell>
          <table:table-cell ns41:value-type="float" table:style-name="TL Data" office:value="12357" office:value-type="float">
            <text:p>12,357</text:p>
          </table:table-cell>
          <table:table-cell ns41:value-type="float" table:style-name="TL Data" office:value="12783" office:value-type="float">
            <text:p>12,783</text:p>
          </table:table-cell>
          <table:table-cell ns41:value-type="float" table:style-name="TL Data" office:value="25140" office:value-type="float">
            <text:p>25,140</text:p>
          </table:table-cell>
          <table:table-cell ns41:value-type="float" table:style-name="TL Data" office:value="10282" office:value-type="float">
            <text:p>10,282</text:p>
          </table:table-cell>
          <table:table-cell ns41:value-type="float" table:style-name="TL Data" office:value="12164" office:value-type="float">
            <text:p>12,164</text:p>
          </table:table-cell>
          <table:table-cell ns41:value-type="float" table:style-name="TL Data" office:value="2020" office:value-type="float">
            <text:p>2,020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8252" office:value-type="float">
            <text:p>8,252</text:p>
          </table:table-cell>
          <table:table-cell ns41:value-type="float" table:style-name="TL Data" office:value="8019" office:value-type="float">
            <text:p>8,019</text:p>
          </table:table-cell>
          <table:table-cell ns41:value-type="float" table:style-name="TL Data" office:value="3614" office:value-type="float">
            <text:p>3,614</text:p>
          </table:table-cell>
          <table:table-cell ns41:value-type="float" table:style-name="TL Data" office:value="3587" office:value-type="float">
            <text:p>3,587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1177" office:value-type="float">
            <text:p>1,177</text:p>
          </table:table-cell>
          <table:table-cell ns41:value-type="float" table:style-name="TL Data" office:value="7408" office:value-type="float">
            <text:p>7,408</text:p>
          </table:table-cell>
          <table:table-cell ns41:value-type="float" table:style-name="TL Data" office:value="8485" office:value-type="float">
            <text:p>8,485</text:p>
          </table:table-cell>
          <table:table-cell ns41:value-type="float" table:style-name="TL Data" office:value="1167" office:value-type="float">
            <text:p>1,167</text:p>
          </table:table-cell>
          <table:table-cell ns41:value-type="float" table:style-name="TL Data" office:value="1977" office:value-type="float">
            <text:p>1,977</text:p>
          </table:table-cell>
          <table:table-cell ns41:value-type="float" table:style-name="TL Data" office:value="2566" office:value-type="float">
            <text:p>2,566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459" office:value-type="float">
            <text:p>1,459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0448" office:value-type="float">
            <text:p>10,448</text:p>
          </table:table-cell>
          <table:table-cell ns41:value-type="float" table:style-name="TL Data" office:value="11794" office:value-type="float">
            <text:p>11,79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95" office:value-type="float">
            <text:p>19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Roermond</text:p>
          </table:table-cell>
          <table:table-cell/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65" office:value-type="float">
            <text:p>965</text:p>
          </table:table-cell>
          <table:table-cell table:style-name="TL Data"/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1437" office:value-type="float">
            <text:p>1,437</text:p>
          </table:table-cell>
          <table:table-cell ns41:value-type="float" table:style-name="TL Data" office:value="3545" office:value-type="float">
            <text:p>3,545</text:p>
          </table:table-cell>
          <table:table-cell ns41:value-type="float" table:style-name="TL Data" office:value="3667" office:value-type="float">
            <text:p>3,667</text:p>
          </table:table-cell>
          <table:table-cell ns41:value-type="float" table:style-name="TL Data" office:value="7212" office:value-type="float">
            <text:p>7,212</text:p>
          </table:table-cell>
          <table:table-cell ns41:value-type="float" table:style-name="TL Data" office:value="3248" office:value-type="float">
            <text:p>3,248</text:p>
          </table:table-cell>
          <table:table-cell ns41:value-type="float" table:style-name="TL Data" office:value="3553" office:value-type="float">
            <text:p>3,55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342" office:value-type="float">
            <text:p>2,342</text:p>
          </table:table-cell>
          <table:table-cell ns41:value-type="float" table:style-name="TL Data" office:value="2344" office:value-type="float">
            <text:p>2,344</text:p>
          </table:table-cell>
          <table:table-cell ns41:value-type="float" table:style-name="TL Data" office:value="1068" office:value-type="float">
            <text:p>1,068</text:p>
          </table:table-cell>
          <table:table-cell ns41:value-type="float" table:style-name="TL Data" office:value="1069" office:value-type="float">
            <text:p>1,06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129" office:value-type="float">
            <text:p>2,129</text:p>
          </table:table-cell>
          <table:table-cell ns41:value-type="float" table:style-name="TL Data" office:value="2219" office:value-type="float">
            <text:p>2,219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302" office:value-type="float">
            <text:p>3,302</text:p>
          </table:table-cell>
          <table:table-cell ns41:value-type="float" table:style-name="TL Data" office:value="3511" office:value-type="float">
            <text:p>3,511</text:p>
          </table:table-cell>
          <table:table-cell table:style-name="TL Data" table:number-columns-repeated="6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Sittard</text:p>
          </table:table-cell>
          <table:table-cell/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33" office:value-type="float">
            <text:p>833</text:p>
          </table:table-cell>
          <table:table-cell table:style-name="TL Data"/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2072" office:value-type="float">
            <text:p>2,072</text:p>
          </table:table-cell>
          <table:table-cell ns41:value-type="float" table:style-name="TL Data" office:value="2252" office:value-type="float">
            <text:p>2,252</text:p>
          </table:table-cell>
          <table:table-cell ns41:value-type="float" table:style-name="TL Data" office:value="4324" office:value-type="float">
            <text:p>4,324</text:p>
          </table:table-cell>
          <table:table-cell ns41:value-type="float" table:style-name="TL Data" office:value="2012" office:value-type="float">
            <text:p>2,012</text:p>
          </table:table-cell>
          <table:table-cell ns41:value-type="float" table:style-name="TL Data" office:value="2126" office:value-type="float">
            <text:p>2,12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08" office:value-type="float">
            <text:p>1,308</text:p>
          </table:table-cell>
          <table:table-cell ns41:value-type="float" table:style-name="TL Data" office:value="1414" office:value-type="float">
            <text:p>1,414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606" office:value-type="float">
            <text:p>1,606</text:p>
          </table:table-cell>
          <table:table-cell ns41:value-type="float" table:style-name="TL Data" office:value="1639" office:value-type="float">
            <text:p>1,639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0" table:style-name="TL Data" table:number-columns-repeated="2" office:value-type="float">
            <text:p>3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978" office:value-type="float">
            <text:p>1,978</text:p>
          </table:table-cell>
          <table:table-cell ns41:value-type="float" table:style-name="TL Data" office:value="2153" office:value-type="float">
            <text:p>2,153</text:p>
          </table:table-cell>
          <table:table-cell table:style-name="TL Data" table:number-columns-repeated="6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Venlo</text:p>
          </table:table-cell>
          <table:table-cell/>
          <table:table-cell ns41:value-type="float" table:style-name="TL Data" office:value="1024" office:value-type="float">
            <text:p>1,02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075" office:value-type="float">
            <text:p>1,07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36" office:value-type="float">
            <text:p>1,036</text:p>
          </table:table-cell>
          <table:table-cell ns41:value-type="float" table:style-name="TL Data" office:value="1596" office:value-type="float">
            <text:p>1,596</text:p>
          </table:table-cell>
          <table:table-cell ns41:value-type="float" table:style-name="TL Data" office:value="3866" office:value-type="float">
            <text:p>3,866</text:p>
          </table:table-cell>
          <table:table-cell ns41:value-type="float" table:style-name="TL Data" office:value="3660" office:value-type="float">
            <text:p>3,660</text:p>
          </table:table-cell>
          <table:table-cell ns41:value-type="float" table:style-name="TL Data" office:value="7526" office:value-type="float">
            <text:p>7,526</text:p>
          </table:table-cell>
          <table:table-cell ns41:value-type="float" table:style-name="TL Data" office:value="2996" office:value-type="float">
            <text:p>2,996</text:p>
          </table:table-cell>
          <table:table-cell ns41:value-type="float" table:style-name="TL Data" office:value="3391" office:value-type="float">
            <text:p>3,391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682" office:value-type="float">
            <text:p>2,682</text:p>
          </table:table-cell>
          <table:table-cell ns41:value-type="float" table:style-name="TL Data" office:value="2268" office:value-type="float">
            <text:p>2,268</text:p>
          </table:table-cell>
          <table:table-cell ns41:value-type="float" table:style-name="TL Data" office:value="1061" office:value-type="float">
            <text:p>1,061</text:p>
          </table:table-cell>
          <table:table-cell ns41:value-type="float" table:style-name="TL Data" office:value="1071" office:value-type="float">
            <text:p>1,07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324" office:value-type="float">
            <text:p>2,324</text:p>
          </table:table-cell>
          <table:table-cell ns41:value-type="float" table:style-name="TL Data" office:value="2497" office:value-type="float">
            <text:p>2,497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276" office:value-type="float">
            <text:p>3,276</text:p>
          </table:table-cell>
          <table:table-cell ns41:value-type="float" table:style-name="TL Data" office:value="3436" office:value-type="float">
            <text:p>3,43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Weert</text:p>
          </table:table-cell>
          <table:table-cell/>
          <table:table-cell ns41:value-type="float" table:style-name="TL Data" office:value="1131" office:value-type="float">
            <text:p>1,1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54" office:value-type="float">
            <text:p>1,154</text:p>
          </table:table-cell>
          <table:table-cell table:style-name="TL Data"/>
          <table:table-cell ns41:value-type="float" table:style-name="TL Data" office:value="1131" office:value-type="float">
            <text:p>1,131</text:p>
          </table:table-cell>
          <table:table-cell ns41:value-type="float" table:style-name="TL Data" office:value="1399" office:value-type="float">
            <text:p>1,399</text:p>
          </table:table-cell>
          <table:table-cell ns41:value-type="float" table:style-name="TL Data" office:value="3457" office:value-type="float">
            <text:p>3,457</text:p>
          </table:table-cell>
          <table:table-cell ns41:value-type="float" table:style-name="TL Data" office:value="3470" office:value-type="float">
            <text:p>3,470</text:p>
          </table:table-cell>
          <table:table-cell ns41:value-type="float" table:style-name="TL Data" office:value="6927" office:value-type="float">
            <text:p>6,927</text:p>
          </table:table-cell>
          <table:table-cell ns41:value-type="float" table:style-name="TL Data" office:value="3354" office:value-type="float">
            <text:p>3,354</text:p>
          </table:table-cell>
          <table:table-cell ns41:value-type="float" table:style-name="TL Data" office:value="3411" office:value-type="float">
            <text:p>3,41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54" office:value-type="float">
            <text:p>2,254</text:p>
          </table:table-cell>
          <table:table-cell ns41:value-type="float" table:style-name="TL Data" office:value="2173" office:value-type="float">
            <text:p>2,173</text:p>
          </table:table-cell>
          <table:table-cell ns41:value-type="float" table:style-name="TL Data" office:value="1039" office:value-type="float">
            <text:p>1,039</text:p>
          </table:table-cell>
          <table:table-cell ns41:value-type="float" table:style-name="TL Data" office:value="1045" office:value-type="float">
            <text:p>1,04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535" office:value-type="float">
            <text:p>2,535</text:p>
          </table:table-cell>
          <table:table-cell ns41:value-type="float" table:style-name="TL Data" office:value="2560" office:value-type="float">
            <text:p>2,560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3440" office:value-type="float">
            <text:p>3,440</text:p>
          </table:table-cell>
          <table:table-cell ns41:value-type="float" table:style-name="TL Data" office:value="3465" office:value-type="float">
            <text:p>3,46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6656" office:value-type="float">
            <text:p>6,656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6927" office:value-type="float">
            <text:p>6,92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680" office:value-type="float">
            <text:p>6,680</text:p>
          </table:table-cell>
          <table:table-cell ns41:value-type="float" table:style-name="TL Data" office:value="10861" office:value-type="float">
            <text:p>10,861</text:p>
          </table:table-cell>
          <table:table-cell ns41:value-type="float" table:style-name="TL Data" office:value="25297" office:value-type="float">
            <text:p>25,297</text:p>
          </table:table-cell>
          <table:table-cell ns41:value-type="float" table:style-name="TL Data" office:value="25832" office:value-type="float">
            <text:p>25,832</text:p>
          </table:table-cell>
          <table:table-cell ns41:value-type="float" table:style-name="TL Data" office:value="51129" office:value-type="float">
            <text:p>51,129</text:p>
          </table:table-cell>
          <table:table-cell ns41:value-type="float" table:style-name="TL Data" office:value="21892" office:value-type="float">
            <text:p>21,892</text:p>
          </table:table-cell>
          <table:table-cell ns41:value-type="float" table:style-name="TL Data" office:value="24645" office:value-type="float">
            <text:p>24,645</text:p>
          </table:table-cell>
          <table:table-cell ns41:value-type="float" table:style-name="TL Data" office:value="3278" office:value-type="float">
            <text:p>3,278</text:p>
          </table:table-cell>
          <table:table-cell ns41:value-type="float" table:style-name="TL Data" office:value="1128" office:value-type="float">
            <text:p>1,12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6838" office:value-type="float">
            <text:p>16,838</text:p>
          </table:table-cell>
          <table:table-cell ns41:value-type="float" table:style-name="TL Data" office:value="16218" office:value-type="float">
            <text:p>16,218</text:p>
          </table:table-cell>
          <table:table-cell ns41:value-type="float" table:style-name="TL Data" office:value="7452" office:value-type="float">
            <text:p>7,452</text:p>
          </table:table-cell>
          <table:table-cell ns41:value-type="float" table:style-name="TL Data" office:value="7441" office:value-type="float">
            <text:p>7,441</text:p>
          </table:table-cell>
          <table:table-cell ns41:value-type="float" table:style-name="TL Data" office:value="1007" office:value-type="float">
            <text:p>1,007</text:p>
          </table:table-cell>
          <table:table-cell ns41:value-type="float" table:style-name="TL Data" office:value="2173" office:value-type="float">
            <text:p>2,173</text:p>
          </table:table-cell>
          <table:table-cell ns41:value-type="float" table:style-name="TL Data" office:value="16002" office:value-type="float">
            <text:p>16,002</text:p>
          </table:table-cell>
          <table:table-cell ns41:value-type="float" table:style-name="TL Data" office:value="17400" office:value-type="float">
            <text:p>17,400</text:p>
          </table:table-cell>
          <table:table-cell ns41:value-type="float" table:style-name="TL Data" office:value="3028" office:value-type="float">
            <text:p>3,028</text:p>
          </table:table-cell>
          <table:table-cell ns41:value-type="float" table:style-name="TL Data" office:value="4266" office:value-type="float">
            <text:p>4,266</text:p>
          </table:table-cell>
          <table:table-cell ns41:value-type="float" table:style-name="TL Data" office:value="4039" office:value-type="float">
            <text:p>4,039</text:p>
          </table:table-cell>
          <table:table-cell ns41:value-type="float" table:style-name="TL Data" office:value="1687" office:value-type="float">
            <text:p>1,68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1046" office:value-type="float">
            <text:p>1,046</text:p>
          </table:table-cell>
          <table:table-cell ns41:value-type="float" table:style-name="TL Data" office:value="1153" office:value-type="float">
            <text:p>1,153</text:p>
          </table:table-cell>
          <table:table-cell ns41:value-type="float" table:style-name="TL Data" office:value="1311" office:value-type="float">
            <text:p>1,3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151" office:value-type="float">
            <text:p>2,151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22444" office:value-type="float">
            <text:p>22,444</text:p>
          </table:table-cell>
          <table:table-cell ns41:value-type="float" table:style-name="TL Data" office:value="24359" office:value-type="float">
            <text:p>24,35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74" office:value-type="float">
            <text:p>37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Ambij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3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49" office:value-type="float">
            <text:p>34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Amstenrade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office:value="78" table:style-name="TL Data" table:number-columns-repeated="2" office:value-type="float">
            <text:p>7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8" table:style-name="TL Data" table:number-columns-repeated="3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68" office:value-type="float">
            <text:p>26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Beek</text:p>
          </table:table-cell>
          <table:table-cell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11" office:value-type="float">
            <text:p>511</text:p>
          </table:table-cell>
          <table:table-cell table:style-name="TL Data"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270" office:value-type="float">
            <text:p>1,270</text:p>
          </table:table-cell>
          <table:table-cell ns41:value-type="float" table:style-name="TL Data" office:value="1192" office:value-type="float">
            <text:p>1,192</text:p>
          </table:table-cell>
          <table:table-cell ns41:value-type="float" table:style-name="TL Data" office:value="2462" office:value-type="float">
            <text:p>2,462</text:p>
          </table:table-cell>
          <table:table-cell ns41:value-type="float" table:style-name="TL Data" office:value="1155" office:value-type="float">
            <text:p>1,155</text:p>
          </table:table-cell>
          <table:table-cell ns41:value-type="float" table:style-name="TL Data" office:value="1091" office:value-type="float">
            <text:p>1,09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237" office:value-type="float">
            <text:p>1,237</text:p>
          </table:table-cell>
          <table:table-cell ns41:value-type="float" table:style-name="TL Data" office:value="1165" office:value-type="float">
            <text:p>1,165</text:p>
          </table:table-cell>
          <table:table-cell table:style-name="TL Data" table:number-columns-repeated="6"/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Bemelen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8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Berg en Terblijt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8"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86" office:value-type="float">
            <text:p>38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Bingelrade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office:value="75" table:style-name="TL Data" table:number-columns-repeated="2" office:value-type="float">
            <text:p>75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4"/>
          <table:table-cell ns41:value-type="float" office:value="11" table:style-name="TL Data" table:number-columns-repeated="2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8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3" office:value-type="float">
            <text:p>19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Bocholtz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004" office:value-type="float">
            <text:p>1,004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8"/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479" office:value-type="float">
            <text:p>47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Borgharen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8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Born</text:p>
          </table:table-cell>
          <table:table-cell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7" office:value-type="float">
            <text:p>327</text:p>
          </table:table-cell>
          <table:table-cell table:style-name="TL Data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1535" office:value-type="float">
            <text:p>1,535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2"/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715" office:value-type="float">
            <text:p>71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Broek Sittard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8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35" office:value-type="float">
            <text:p>33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Brunssum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7" office:value-type="float">
            <text:p>237</text:p>
          </table:table-cell>
          <table:table-cell table:style-name="TL Data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508" office:value-type="float">
            <text:p>508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8" office:value-type="float">
            <text:p>8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2"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505" office:value-type="float">
            <text:p>50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Bunde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9" office:value-type="float">
            <text:p>8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04" office:value-type="float">
            <text:p>30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Cadier en Keer</text:p>
          </table:table-cell>
          <table:table-cell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8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97" office:value-type="float">
            <text:p>29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Elsloo</text:p>
          </table:table-cell>
          <table:table-cell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5" office:value-type="float">
            <text:p>275</text:p>
          </table:table-cell>
          <table:table-cell table:style-name="TL Data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1254" office:value-type="float">
            <text:p>1,254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8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11" office:value-type="float">
            <text:p>61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Eijgelshoven</text:p>
          </table:table-cell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39" office:value-type="float">
            <text:p>23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Eijsden</text:p>
          </table:table-cell>
          <table:table-cell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90" office:value-type="float">
            <text:p>390</text:p>
          </table:table-cell>
          <table:table-cell table:style-name="TL Data"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1996" office:value-type="float">
            <text:p>1,996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57" table:style-name="TL Data" table:number-columns-repeated="2" office:value-type="float">
            <text:p>5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945" office:value-type="float">
            <text:p>945</text:p>
          </table:table-cell>
          <table:table-cell table:style-name="TL Data" table:number-columns-repeated="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Geleen</text:p>
          </table:table-cell>
          <table:table-cell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99" office:value-type="float">
            <text:p>499</text:p>
          </table:table-cell>
          <table:table-cell table:style-name="TL Data"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116" office:value-type="float">
            <text:p>1,116</text:p>
          </table:table-cell>
          <table:table-cell ns41:value-type="float" table:style-name="TL Data" office:value="1065" office:value-type="float">
            <text:p>1,065</text:p>
          </table:table-cell>
          <table:table-cell ns41:value-type="float" table:style-name="TL Data" office:value="2181" office:value-type="float">
            <text:p>2,181</text:p>
          </table:table-cell>
          <table:table-cell ns41:value-type="float" table:style-name="TL Data" office:value="1109" office:value-type="float">
            <text:p>1,109</text:p>
          </table:table-cell>
          <table:table-cell ns41:value-type="float" table:style-name="TL Data" office:value="1054" office:value-type="float">
            <text:p>1,0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8"/>
          <table:table-cell ns41:value-type="float" table:style-name="TL Data" office:value="1116" office:value-type="float">
            <text:p>1,116</text:p>
          </table:table-cell>
          <table:table-cell ns41:value-type="float" table:style-name="TL Data" office:value="1065" office:value-type="float">
            <text:p>1,06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Geulle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2" office:value-type="float">
            <text:p>222</text:p>
          </table:table-cell>
          <table:table-cell table:style-name="TL Data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8"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81" office:value-type="float">
            <text:p>48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Grevenbicht</text:p>
          </table:table-cell>
          <table:table-cell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/>
          <table:table-cell ns41:value-type="float" office:value="205" table:style-name="TL Data" table:number-columns-repeated="2" office:value-type="float">
            <text:p>205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1010" office:value-type="float">
            <text:p>1,010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office:value="165" table:style-name="TL Data" table:number-columns-repeated="2" office:value-type="float">
            <text:p>16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2"/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10" office:value-type="float">
            <text:p>410</text:p>
          </table:table-cell>
          <table:table-cell table:style-name="TL Data" table:number-columns-repeated="6"/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Gronsveld</text:p>
          </table:table-cell>
          <table:table-cell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53" office:value-type="float">
            <text:p>353</text:p>
          </table:table-cell>
          <table:table-cell table:style-name="TL Data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1682" office:value-type="float">
            <text:p>1,682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2"/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860" office:value-type="float">
            <text:p>86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Gulpen</text:p>
          </table:table-cell>
          <table:table-cell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01" office:value-type="float">
            <text:p>401</text:p>
          </table:table-cell>
          <table:table-cell table:style-name="TL Data"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1109" office:value-type="float">
            <text:p>1,109</text:p>
          </table:table-cell>
          <table:table-cell ns41:value-type="float" table:style-name="TL Data" office:value="1032" office:value-type="float">
            <text:p>1,032</text:p>
          </table:table-cell>
          <table:table-cell ns41:value-type="float" table:style-name="TL Data" office:value="2141" office:value-type="float">
            <text:p>2,141</text:p>
          </table:table-cell>
          <table:table-cell ns41:value-type="float" table:style-name="TL Data" office:value="1082" office:value-type="float">
            <text:p>1,082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048" office:value-type="float">
            <text:p>1,048</text:p>
          </table:table-cell>
          <table:table-cell ns41:value-type="float" table:style-name="TL Data" office:value="971" office:value-type="float">
            <text:p>971</text:p>
          </table:table-cell>
          <table:table-cell table:style-name="TL Data" table:number-columns-repeated="6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Heer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250" office:value-type="float">
            <text:p>1,250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586" office:value-type="float">
            <text:p>586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Heerlen</text:p>
          </table:table-cell>
          <table:table-cell/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39" office:value-type="float">
            <text:p>939</text:p>
          </table:table-cell>
          <table:table-cell table:style-name="TL Data"/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2242" office:value-type="float">
            <text:p>2,242</text:p>
          </table:table-cell>
          <table:table-cell ns41:value-type="float" table:style-name="TL Data" office:value="2297" office:value-type="float">
            <text:p>2,297</text:p>
          </table:table-cell>
          <table:table-cell ns41:value-type="float" table:style-name="TL Data" office:value="4539" office:value-type="float">
            <text:p>4,539</text:p>
          </table:table-cell>
          <table:table-cell ns41:value-type="float" table:style-name="TL Data" office:value="2239" office:value-type="float">
            <text:p>2,239</text:p>
          </table:table-cell>
          <table:table-cell ns41:value-type="float" table:style-name="TL Data" office:value="2297" office:value-type="float">
            <text:p>2,29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419" table:style-name="TL Data" table:number-columns-repeated="2" office:value-type="float">
            <text:p>1,419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645" office:value-type="float">
            <text:p>1,645</text:p>
          </table:table-cell>
          <table:table-cell ns41:value-type="float" table:style-name="TL Data" office:value="1673" office:value-type="float">
            <text:p>1,673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180" office:value-type="float">
            <text:p>2,180</text:p>
          </table:table-cell>
          <table:table-cell ns41:value-type="float" table:style-name="TL Data" office:value="2224" office:value-type="float">
            <text:p>2,224</text:p>
          </table:table-cell>
          <table:table-cell table:style-name="TL Data" table:number-columns-repeated="6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Hoensbroek</text:p>
          </table:table-cell>
          <table:table-cell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1198" office:value-type="float">
            <text:p>1,198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8"/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607" office:value-type="float">
            <text:p>60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Houthem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4" office:value-type="float">
            <text:p>154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35" office:value-type="float">
            <text:p>335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Hulsberg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137" office:value-type="float">
            <text:p>1,137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8"/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50" office:value-type="float">
            <text:p>55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Itteren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23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Jabeek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office:value="59" table:style-name="TL Data" table:number-columns-repeated="2" office:value-type="float">
            <text:p>5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88" office:value-type="float">
            <text:p>18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Kerkrade</text:p>
          </table:table-cell>
          <table:table-cell/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08" office:value-type="float">
            <text:p>808</text:p>
          </table:table-cell>
          <table:table-cell table:style-name="TL Data"/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2320" office:value-type="float">
            <text:p>2,320</text:p>
          </table:table-cell>
          <table:table-cell ns41:value-type="float" table:style-name="TL Data" office:value="1920" office:value-type="float">
            <text:p>1,920</text:p>
          </table:table-cell>
          <table:table-cell ns41:value-type="float" table:style-name="TL Data" office:value="4240" office:value-type="float">
            <text:p>4,240</text:p>
          </table:table-cell>
          <table:table-cell ns41:value-type="float" table:style-name="TL Data" office:value="2030" office:value-type="float">
            <text:p>2,030</text:p>
          </table:table-cell>
          <table:table-cell ns41:value-type="float" table:style-name="TL Data" office:value="1886" office:value-type="float">
            <text:p>1,886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634" office:value-type="float">
            <text:p>1,634</text:p>
          </table:table-cell>
          <table:table-cell ns41:value-type="float" table:style-name="TL Data" office:value="1100" office:value-type="float">
            <text:p>1,100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471" office:value-type="float">
            <text:p>1,471</text:p>
          </table:table-cell>
          <table:table-cell ns41:value-type="float" table:style-name="TL Data" office:value="1469" office:value-type="float">
            <text:p>1,469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317" office:value-type="float">
            <text:p>2,317</text:p>
          </table:table-cell>
          <table:table-cell ns41:value-type="float" table:style-name="TL Data" office:value="1918" office:value-type="float">
            <text:p>1,91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Klimmen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9" office:value-type="float">
            <text:p>229</text:p>
          </table:table-cell>
          <table:table-cell table:style-name="TL Data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1109" office:value-type="float">
            <text:p>1,109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00" office:value-type="float">
            <text:p>200</text:p>
          </table:table-cell>
          <table:table-cell table:style-name="TL Data" table:number-columns-repeated="4"/>
          <table:table-cell ns41:value-type="float" office:value="6" table:style-name="TL Data" table:number-columns-repeated="3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8"/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56" office:value-type="float">
            <text:p>55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Limbricht</text:p>
          </table:table-cell>
          <table:table-cell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1471" office:value-type="float">
            <text:p>1,471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5" office:value-type="float">
            <text:p>9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4" office:value-type="float">
            <text:p>3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8"/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721" office:value-type="float">
            <text:p>72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Margraten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0" office:value-type="float">
            <text:p>200</text:p>
          </table:table-cell>
          <table:table-cell table:style-name="TL Data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1129" office:value-type="float">
            <text:p>1,129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8"/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556" office:value-type="float">
            <text:p>55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Meerssen</text:p>
          </table:table-cell>
          <table:table-cell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5" office:value-type="float">
            <text:p>405</text:p>
          </table:table-cell>
          <table:table-cell table:style-name="TL Data"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136" office:value-type="float">
            <text:p>1,136</text:p>
          </table:table-cell>
          <table:table-cell ns41:value-type="float" table:style-name="TL Data" office:value="1048" office:value-type="float">
            <text:p>1,048</text:p>
          </table:table-cell>
          <table:table-cell ns41:value-type="float" table:style-name="TL Data" office:value="2184" office:value-type="float">
            <text:p>2,184</text:p>
          </table:table-cell>
          <table:table-cell ns41:value-type="float" table:style-name="TL Data" office:value="1113" office:value-type="float">
            <text:p>1,113</text:p>
          </table:table-cell>
          <table:table-cell ns41:value-type="float" table:style-name="TL Data" office:value="1022" office:value-type="float">
            <text:p>1,02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2"/>
          <table:table-cell ns41:value-type="float" table:style-name="TL Data" office:value="1072" office:value-type="float">
            <text:p>1,072</text:p>
          </table:table-cell>
          <table:table-cell ns41:value-type="float" table:style-name="TL Data" office:value="981" office:value-type="float">
            <text:p>981</text:p>
          </table:table-cell>
          <table:table-cell table:style-name="TL Data" table:number-columns-repeated="6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Merkelbeek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8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63" office:value-type="float">
            <text:p>36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Mesch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8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Mheer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0" office:value-type="float">
            <text:p>170</text:p>
          </table:table-cell>
          <table:table-cell table:style-name="TL Data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6" office:value-type="float">
            <text:p>8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8"/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72" office:value-type="float">
            <text:p>47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Munstergeleen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/>
          <table:table-cell ns41:value-type="float" office:value="135" table:style-name="TL Data" table:number-columns-repeated="2" office:value-type="float">
            <text:p>135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26" office:value-type="float">
            <text:p>32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Nieuwenhagen</text:p>
          </table:table-cell>
          <table:table-cell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3" office:value-type="float">
            <text:p>213</text:p>
          </table:table-cell>
          <table:table-cell table:style-name="TL Data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054" office:value-type="float">
            <text:p>1,054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13" office:value-type="float">
            <text:p>513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28"/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13" office:value-type="float">
            <text:p>51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Noorbeek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8"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03" office:value-type="float">
            <text:p>40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Nuth en Vaesraede</text:p>
          </table:table-cell>
          <table:table-cell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8" office:value-type="float">
            <text:p>278</text:p>
          </table:table-cell>
          <table:table-cell table:style-name="TL Data"/>
          <table:table-cell ns41:value-type="float" office:value="265" table:style-name="TL Data" table:number-columns-repeated="2" office:value-type="float">
            <text:p>265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1314" office:value-type="float">
            <text:p>1,314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4"/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61" office:value-type="float">
            <text:p>66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Obbicht en Papenhoven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0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25" office:value-type="float">
            <text:p>32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Oirsbeek</text:p>
          </table:table-cell>
          <table:table-cell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0" office:value-type="float">
            <text:p>230</text:p>
          </table:table-cell>
          <table:table-cell table:style-name="TL Data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048" office:value-type="float">
            <text:p>1,048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5"/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518" office:value-type="float">
            <text:p>51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Oud Valkenburg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office:annotation draw:style-name="gr1" svg:height="1.958cm" draw:caption-point-y="4.587cm" svg:width="3.55cm" svg:x="57.365cm" draw:caption-point-x="13.27cm" svg:y="24.474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Er is waarschijnlijk een vrouw teveel geteld.</text:span></text:p>
              <text:p text:style-name="P1"><text:span text:style-name="T2"/></text:p>
            </office:annotation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8"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Oud Vroenhoven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264" office:value-type="float">
            <text:p>1,264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4"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12" office:value-type="float">
            <text:p>61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Rimburg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30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Rijckholt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8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Schaesberg</text:p>
          </table:table-cell>
          <table:table-cell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9" office:value-type="float">
            <text:p>249</text:p>
          </table:table-cell>
          <table:table-cell table:style-name="TL Data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120" office:value-type="float">
            <text:p>1,120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8"/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24" office:value-type="float">
            <text:p>52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Schimmert</text:p>
          </table:table-cell>
          <table:table-cell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0" office:value-type="float">
            <text:p>280</text:p>
          </table:table-cell>
          <table:table-cell table:style-name="TL Data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416" office:value-type="float">
            <text:p>1,416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8"/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684" office:value-type="float">
            <text:p>684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Schinnen</text:p>
          </table:table-cell>
          <table:table-cell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33" office:value-type="float">
            <text:p>433</text:p>
          </table:table-cell>
          <table:table-cell table:style-name="TL Data"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013" office:value-type="float">
            <text:p>1,013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1996" office:value-type="float">
            <text:p>1,996</text:p>
          </table:table-cell>
          <table:table-cell ns41:value-type="float" table:style-name="TL Data" office:value="1005" office:value-type="float">
            <text:p>1,005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6"/>
          <table:table-cell ns41:value-type="float" table:style-name="TL Data" office:value="1013" office:value-type="float">
            <text:p>1,013</text:p>
          </table:table-cell>
          <table:table-cell ns41:value-type="float" table:style-name="TL Data" office:value="983" office:value-type="float">
            <text:p>98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Schin op Geulle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86" office:value-type="float">
            <text:p>18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Schinveld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3" office:value-type="float">
            <text:p>193</text:p>
          </table:table-cell>
          <table:table-cell table:style-name="TL Data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8"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46" office:value-type="float">
            <text:p>44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Simpelveld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6" office:value-type="float">
            <text:p>236</text:p>
          </table:table-cell>
          <table:table-cell table:style-name="TL Data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1112" office:value-type="float">
            <text:p>1,112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8"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54" office:value-type="float">
            <text:p>55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St. Geertruide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5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71" office:value-type="float">
            <text:p>47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St. Pieter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8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22" office:value-type="float">
            <text:p>32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Slenaken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8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02" office:value-type="float">
            <text:p>30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Spaubeek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office:value="102" table:style-name="TL Data" table:number-columns-repeated="2" office:value-type="float">
            <text:p>10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8"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27" office:value-type="float">
            <text:p>32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Stein</text:p>
          </table:table-cell>
          <table:table-cell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45" office:value-type="float">
            <text:p>345</text:p>
          </table:table-cell>
          <table:table-cell table:style-name="TL Data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1588" office:value-type="float">
            <text:p>1,588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office:value="56" table:style-name="TL Data" table:number-columns-repeated="2" office:value-type="float">
            <text:p>56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2"/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752" office:value-type="float">
            <text:p>75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Strucht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8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Ubach-over-Worms</text:p>
          </table:table-cell>
          <table:table-cell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3" office:value-type="float">
            <text:p>293</text:p>
          </table:table-cell>
          <table:table-cell table:style-name="TL Data"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1229" office:value-type="float">
            <text:p>1,229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06" office:value-type="float">
            <text:p>60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Ulestraten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66" office:value-type="float">
            <text:p>36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Urmond</text:p>
          </table:table-cell>
          <table:table-cell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093" office:value-type="float">
            <text:p>1,093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2"/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03" office:value-type="float">
            <text:p>503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Vaals</text:p>
          </table:table-cell>
          <table:table-cell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87" office:value-type="float">
            <text:p>487</text:p>
          </table:table-cell>
          <table:table-cell table:style-name="TL Data"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618" office:value-type="float">
            <text:p>1,618</text:p>
          </table:table-cell>
          <table:table-cell ns41:value-type="float" table:style-name="TL Data" office:value="1661" office:value-type="float">
            <text:p>1,661</text:p>
          </table:table-cell>
          <table:table-cell ns41:value-type="float" table:style-name="TL Data" office:value="3279" office:value-type="float">
            <text:p>3,279</text:p>
          </table:table-cell>
          <table:table-cell ns41:value-type="float" table:style-name="TL Data" office:value="1555" office:value-type="float">
            <text:p>1,555</text:p>
          </table:table-cell>
          <table:table-cell ns41:value-type="float" table:style-name="TL Data" office:value="1578" office:value-type="float">
            <text:p>1,57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69" office:value-type="float">
            <text:p>1,069</text:p>
          </table:table-cell>
          <table:table-cell ns41:value-type="float" table:style-name="TL Data" office:value="1037" office:value-type="float">
            <text:p>1,037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111" office:value-type="float">
            <text:p>1,111</text:p>
          </table:table-cell>
          <table:table-cell ns41:value-type="float" table:style-name="TL Data" office:value="1069" office:value-type="float">
            <text:p>1,06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12"/>
          <table:table-cell ns41:value-type="float" table:style-name="TL Data" office:value="1489" office:value-type="float">
            <text:p>1,489</text:p>
          </table:table-cell>
          <table:table-cell ns41:value-type="float" table:style-name="TL Data" office:value="1554" office:value-type="float">
            <text:p>1,554</text:p>
          </table:table-cell>
          <table:table-cell table:style-name="TL Data" table:number-columns-repeated="6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Valkenburg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65" office:value-type="float">
            <text:p>365</text:p>
          </table:table-cell>
          <table:table-cell table:style-name="TL Data" table:number-columns-repeated="6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Voerendaal</text:p>
          </table:table-cell>
          <table:table-cell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4" office:value-type="float">
            <text:p>364</text:p>
          </table:table-cell>
          <table:table-cell table:style-name="TL Data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1766" office:value-type="float">
            <text:p>1,766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851" office:value-type="float">
            <text:p>85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Wittem</text:p>
          </table:table-cell>
          <table:table-cell/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25" office:value-type="float">
            <text:p>725</text:p>
          </table:table-cell>
          <table:table-cell table:style-name="TL Data"/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1709" office:value-type="float">
            <text:p>1,709</text:p>
          </table:table-cell>
          <table:table-cell ns41:value-type="float" table:style-name="TL Data" office:value="1686" office:value-type="float">
            <text:p>1,686</text:p>
          </table:table-cell>
          <table:table-cell ns41:value-type="float" table:style-name="TL Data" office:value="3395" office:value-type="float">
            <text:p>3,395</text:p>
          </table:table-cell>
          <table:table-cell ns41:value-type="float" table:style-name="TL Data" office:value="1507" office:value-type="float">
            <text:p>1,507</text:p>
          </table:table-cell>
          <table:table-cell ns41:value-type="float" table:style-name="TL Data" office:value="1582" office:value-type="float">
            <text:p>1,58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13" office:value-type="float">
            <text:p>1,113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170" office:value-type="float">
            <text:p>1,170</text:p>
          </table:table-cell>
          <table:table-cell ns41:value-type="float" table:style-name="TL Data" office:value="1209" office:value-type="float">
            <text:p>1,209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28"/>
          <table:table-cell ns41:value-type="float" table:style-name="TL Data" office:value="1709" office:value-type="float">
            <text:p>1,709</text:p>
          </table:table-cell>
          <table:table-cell ns41:value-type="float" table:style-name="TL Data" office:value="1686" office:value-type="float">
            <text:p>1,68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Wijlre</text:p>
          </table:table-cell>
          <table:table-cell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9" office:value-type="float">
            <text:p>329</text:p>
          </table:table-cell>
          <table:table-cell table:style-name="TL Data"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1623" office:value-type="float">
            <text:p>1,623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8"/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801" office:value-type="float">
            <text:p>80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Wijnandsrade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office:value="65" table:style-name="TL Data" table:number-columns-repeated="2" office:value-type="float">
            <text:p>6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0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MAASTRICH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407" office:value-type="float">
            <text:p>15,407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6003" office:value-type="float">
            <text:p>16,003</text:p>
          </table:table-cell>
          <table:table-cell table:style-name="TL Data"/>
          <table:table-cell ns41:value-type="float" table:style-name="TL Data" office:value="15407" office:value-type="float">
            <text:p>15,407</text:p>
          </table:table-cell>
          <table:table-cell ns41:value-type="float" table:style-name="TL Data" office:value="16306" office:value-type="float">
            <text:p>16,306</text:p>
          </table:table-cell>
          <table:table-cell ns41:value-type="float" table:style-name="TL Data" office:value="40241" office:value-type="float">
            <text:p>40,241</text:p>
          </table:table-cell>
          <table:table-cell ns41:value-type="float" table:style-name="TL Data" office:value="38449" office:value-type="float">
            <text:p>38,449</text:p>
          </table:table-cell>
          <table:table-cell ns41:value-type="float" table:style-name="TL Data" office:value="78690" office:value-type="float">
            <text:p>78,690</text:p>
          </table:table-cell>
          <table:table-cell ns41:value-type="float" table:style-name="TL Data" office:value="38316" office:value-type="float">
            <text:p>38,316</text:p>
          </table:table-cell>
          <table:table-cell ns41:value-type="float" table:style-name="TL Data" office:value="37121" office:value-type="float">
            <text:p>37,121</text:p>
          </table:table-cell>
          <table:table-cell ns41:value-type="float" table:style-name="TL Data" office:value="1904" office:value-type="float">
            <text:p>1,904</text:p>
          </table:table-cell>
          <table:table-cell ns41:value-type="float" table:style-name="TL Data" office:value="1320" office:value-type="float">
            <text:p>1,3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26193" office:value-type="float">
            <text:p>26,193</text:p>
          </table:table-cell>
          <table:table-cell ns41:value-type="float" table:style-name="TL Data" office:value="23098" office:value-type="float">
            <text:p>23,098</text:p>
          </table:table-cell>
          <table:table-cell ns41:value-type="float" table:style-name="TL Data" office:value="12148" office:value-type="float">
            <text:p>12,148</text:p>
          </table:table-cell>
          <table:table-cell ns41:value-type="float" table:style-name="TL Data" office:value="12401" office:value-type="float">
            <text:p>12,401</text:p>
          </table:table-cell>
          <table:table-cell ns41:value-type="float" table:style-name="TL Data" office:value="1900" office:value-type="float">
            <text:p>1,900</text:p>
          </table:table-cell>
          <table:table-cell ns41:value-type="float" table:style-name="TL Data" office:value="2950" office:value-type="float">
            <text:p>2,950</text:p>
          </table:table-cell>
          <table:table-cell ns41:value-type="float" table:style-name="TL Data" office:value="29236" office:value-type="float">
            <text:p>29,236</text:p>
          </table:table-cell>
          <table:table-cell ns41:value-type="float" table:style-name="TL Data" office:value="27785" office:value-type="float">
            <text:p>27,785</text:p>
          </table:table-cell>
          <table:table-cell ns41:value-type="float" table:style-name="TL Data" office:value="8367" office:value-type="float">
            <text:p>8,367</text:p>
          </table:table-cell>
          <table:table-cell ns41:value-type="float" table:style-name="TL Data" office:value="8027" office:value-type="float">
            <text:p>8,02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75" office:value-type="float">
            <text:p>1,275</text:p>
          </table:table-cell>
          <table:table-cell ns41:value-type="float" table:style-name="TL Data" office:value="1327" office:value-type="float">
            <text:p>1,327</text:p>
          </table:table-cell>
          <table:table-cell ns41:value-type="float" table:style-name="TL Data" office:value="1051" office:value-type="float">
            <text:p>1,051</text:p>
          </table:table-cell>
          <table:table-cell ns41:value-type="float" table:style-name="TL Data" office:value="1054" office:value-type="float">
            <text:p>1,0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12"/>
          <table:table-cell ns41:value-type="float" table:style-name="TL Data" office:value="39639" office:value-type="float">
            <text:p>39,639</text:p>
          </table:table-cell>
          <table:table-cell ns41:value-type="float" table:style-name="TL Data" office:value="37878" office:value-type="float">
            <text:p>37,878</text:p>
          </table:table-cell>
          <table:table-cell table:style-name="TL Data" table:number-columns-repeated="6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Arcen en Velden</text:p>
          </table:table-cell>
          <table:table-cell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64" office:value-type="float">
            <text:p>364</text:p>
          </table:table-cell>
          <table:table-cell table:style-name="TL Data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1681" office:value-type="float">
            <text:p>1,681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office:value="298" table:style-name="TL Data" table:number-columns-repeated="2" office:value-type="float">
            <text:p>29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2"/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804" office:value-type="float">
            <text:p>80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Baexem</text:p>
          </table:table-cell>
          <table:table-cell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table:style-name="TL Data" table:number-columns-repeated="28"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75" office:value-type="float">
            <text:p>27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Beegden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office:value="113" table:style-name="TL Data" table:number-columns-repeated="2" office:value-type="float">
            <text:p>1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8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24" office:value-type="float">
            <text:p>32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Belfeld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office:value="64" table:style-name="TL Data" table:number-columns-repeated="2" office:value-type="float">
            <text:p>6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Bergen</text:p>
          </table:table-cell>
          <table:table-cell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8" office:value-type="float">
            <text:p>698</text:p>
          </table:table-cell>
          <table:table-cell table:style-name="TL Data"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2063" office:value-type="float">
            <text:p>2,063</text:p>
          </table:table-cell>
          <table:table-cell ns41:value-type="float" table:style-name="TL Data" office:value="1967" office:value-type="float">
            <text:p>1,967</text:p>
          </table:table-cell>
          <table:table-cell ns41:value-type="float" table:style-name="TL Data" office:value="4030" office:value-type="float">
            <text:p>4,030</text:p>
          </table:table-cell>
          <table:table-cell ns41:value-type="float" table:style-name="TL Data" office:value="1888" office:value-type="float">
            <text:p>1,888</text:p>
          </table:table-cell>
          <table:table-cell ns41:value-type="float" table:style-name="TL Data" office:value="1850" office:value-type="float">
            <text:p>1,85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28" office:value-type="float">
            <text:p>1,328</text:p>
          </table:table-cell>
          <table:table-cell ns41:value-type="float" table:style-name="TL Data" office:value="1152" office:value-type="float">
            <text:p>1,152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523" office:value-type="float">
            <text:p>1,523</text:p>
          </table:table-cell>
          <table:table-cell ns41:value-type="float" table:style-name="TL Data" office:value="1477" office:value-type="float">
            <text:p>1,477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2049" office:value-type="float">
            <text:p>2,049</text:p>
          </table:table-cell>
          <table:table-cell ns41:value-type="float" table:style-name="TL Data" office:value="1962" office:value-type="float">
            <text:p>1,96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Beesel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0" office:value-type="float">
            <text:p>240</text:p>
          </table:table-cell>
          <table:table-cell table:style-name="TL Data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1425" office:value-type="float">
            <text:p>1,425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2"/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718" office:value-type="float">
            <text:p>71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Broekhuizen</text:p>
          </table:table-cell>
          <table:table-cell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8" office:value-type="float">
            <text:p>178</text:p>
          </table:table-cell>
          <table:table-cell table:style-name="TL Data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27" office:value-type="float">
            <text:p>42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Buggenum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54" office:value-type="float">
            <text:p>35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office:value="99" table:style-name="TL Data" table:number-columns-repeated="2" office:value-type="float">
            <text:p>9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5"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55" office:value-type="float">
            <text:p>35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Echt</text:p>
          </table:table-cell>
          <table:table-cell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25" office:value-type="float">
            <text:p>725</text:p>
          </table:table-cell>
          <table:table-cell table:style-name="TL Data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1926" office:value-type="float">
            <text:p>1,926</text:p>
          </table:table-cell>
          <table:table-cell ns41:value-type="float" table:style-name="TL Data" office:value="1761" office:value-type="float">
            <text:p>1,761</text:p>
          </table:table-cell>
          <table:table-cell ns41:value-type="float" table:style-name="TL Data" office:value="3687" office:value-type="float">
            <text:p>3,687</text:p>
          </table:table-cell>
          <table:table-cell ns41:value-type="float" table:style-name="TL Data" office:value="1904" office:value-type="float">
            <text:p>1,904</text:p>
          </table:table-cell>
          <table:table-cell ns41:value-type="float" table:style-name="TL Data" office:value="1733" office:value-type="float">
            <text:p>1,7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35" office:value-type="float">
            <text:p>1,235</text:p>
          </table:table-cell>
          <table:table-cell ns41:value-type="float" table:style-name="TL Data" office:value="1076" office:value-type="float">
            <text:p>1,076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628" office:value-type="float">
            <text:p>1,628</text:p>
          </table:table-cell>
          <table:table-cell ns41:value-type="float" table:style-name="TL Data" office:value="1453" office:value-type="float">
            <text:p>1,45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2"/>
          <table:table-cell ns41:value-type="float" table:style-name="TL Data" office:value="1917" office:value-type="float">
            <text:p>1,917</text:p>
          </table:table-cell>
          <table:table-cell ns41:value-type="float" table:style-name="TL Data" office:value="1753" office:value-type="float">
            <text:p>1,75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Gennep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234" office:value-type="float">
            <text:p>1,234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8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67" office:value-type="float">
            <text:p>567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Grathem</text:p>
          </table:table-cell>
          <table:table-cell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077" office:value-type="float">
            <office:annotation draw:style-name="gr1" svg:height="1.957cm" draw:caption-point-y="4.586cm" svg:width="3.551cm" svg:x="21.875cm" draw:caption-point-x="13.271cm" svg:y="40.667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1070. Dit moet zijn 1077.</text:span></text:p>
              <text:p text:style-name="P1"><text:span text:style-name="T2"/></text:p>
            </office:annotation>
            <text:p>1,077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40" office:value-type="float">
            <text:p>540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office:value="158" table:style-name="TL Data" table:number-columns-repeated="2" office:value-type="float">
            <text:p>15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8"/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40" office:value-type="float">
            <text:p>54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Grubbenvorst</text:p>
          </table:table-cell>
          <table:table-cell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8" office:value-type="float">
            <text:p>248</text:p>
          </table:table-cell>
          <table:table-cell table:style-name="TL Data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1378" office:value-type="float">
            <text:p>1,378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678" office:value-type="float">
            <text:p>67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Haelen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81" office:value-type="float">
            <text:p>38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office:value="115" table:style-name="TL Data" table:number-columns-repeated="2" office:value-type="float">
            <text:p>1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8"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82" office:value-type="float">
            <text:p>38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Heel en Panheel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office:value="110" table:style-name="TL Data" table:number-columns-repeated="2" office:value-type="float">
            <text:p>1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8"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70" office:value-type="float">
            <text:p>37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Helden</text:p>
          </table:table-cell>
          <table:table-cell/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24" office:value-type="float">
            <text:p>524</text:p>
          </table:table-cell>
          <table:table-cell table:style-name="TL Data"/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302" office:value-type="float">
            <text:p>1,302</text:p>
          </table:table-cell>
          <table:table-cell ns41:value-type="float" table:style-name="TL Data" office:value="1398" office:value-type="float">
            <text:p>1,398</text:p>
          </table:table-cell>
          <table:table-cell ns41:value-type="float" table:style-name="TL Data" office:value="2700" office:value-type="float">
            <text:p>2,700</text:p>
          </table:table-cell>
          <table:table-cell ns41:value-type="float" table:style-name="TL Data" office:value="1301" office:value-type="float">
            <text:p>1,301</text:p>
          </table:table-cell>
          <table:table-cell ns41:value-type="float" table:style-name="TL Data" office:value="1396" office:value-type="float">
            <text:p>1,3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office:value="428" table:style-name="TL Data" table:number-columns-repeated="2" office:value-type="float">
            <text:p>42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24" office:value-type="float">
            <text:p>1,124</text:p>
          </table:table-cell>
          <table:table-cell ns41:value-type="float" table:style-name="TL Data" office:value="1191" office:value-type="float">
            <text:p>1,19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1298" office:value-type="float">
            <text:p>1,298</text:p>
          </table:table-cell>
          <table:table-cell ns41:value-type="float" table:style-name="TL Data" office:value="1394" office:value-type="float">
            <text:p>1,39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Herkenbosch en Melick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4" office:value-type="float">
            <text:p>264</text:p>
          </table:table-cell>
          <table:table-cell table:style-name="TL Data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299" office:value-type="float">
            <text:p>1,299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649" office:value-type="float">
            <text:p>649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office:value="649" table:style-name="TL Data" table:number-columns-repeated="2" office:value-type="float">
            <text:p>64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Herten, Merum en Ool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8" office:value-type="float">
            <text:p>9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8"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86" office:value-type="float">
            <text:p>38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Heijthuijzen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8" office:value-type="float">
            <text:p>268</text:p>
          </table:table-cell>
          <table:table-cell table:style-name="TL Data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503" office:value-type="float">
            <text:p>1,503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2"/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749" office:value-type="float">
            <text:p>74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Horn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6" office:value-type="float">
            <text:p>166</text:p>
          </table:table-cell>
          <table:table-cell table:style-name="TL Data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8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51" office:value-type="float">
            <text:p>45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Horst</text:p>
          </table:table-cell>
          <table:table-cell/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95" office:value-type="float">
            <text:p>595</text:p>
          </table:table-cell>
          <table:table-cell table:style-name="TL Data"/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639" office:value-type="float">
            <text:p>1,639</text:p>
          </table:table-cell>
          <table:table-cell ns41:value-type="float" table:style-name="TL Data" office:value="1683" office:value-type="float">
            <text:p>1,683</text:p>
          </table:table-cell>
          <table:table-cell ns41:value-type="float" table:style-name="TL Data" office:value="3322" office:value-type="float">
            <text:p>3,322</text:p>
          </table:table-cell>
          <table:table-cell ns41:value-type="float" table:style-name="TL Data" office:value="1631" office:value-type="float">
            <text:p>1,631</text:p>
          </table:table-cell>
          <table:table-cell ns41:value-type="float" table:style-name="TL Data" office:value="1680" office:value-type="float">
            <text:p>1,68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61" office:value-type="float">
            <text:p>1,061</text:p>
          </table:table-cell>
          <table:table-cell ns41:value-type="float" table:style-name="TL Data" office:value="1006" office:value-type="float">
            <text:p>1,006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64" office:value-type="float">
            <text:p>1,364</text:p>
          </table:table-cell>
          <table:table-cell ns41:value-type="float" table:style-name="TL Data" office:value="1351" office:value-type="float">
            <text:p>1,35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636" office:value-type="float">
            <text:p>1,636</text:p>
          </table:table-cell>
          <table:table-cell ns41:value-type="float" table:style-name="TL Data" office:value="1682" office:value-type="float">
            <text:p>1,68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Hunsel</text:p>
          </table:table-cell>
          <table:table-cell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55" office:value-type="float">
            <text:p>45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8"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55" office:value-type="float">
            <text:p>45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Ittervoort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0" office:value-type="float">
            <text:p>80</text:p>
          </table:table-cell>
          <table:table-cell ns41:value-type="float" office:value="34" table:style-name="TL Data" table:number-columns-repeated="2" office:value-type="float">
            <text:p>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8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Kessel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230" office:value-type="float">
            <text:p>1,230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611" office:value-type="float">
            <text:p>61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Linne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75" office:value-type="float">
            <text:p>375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Maasbracht</text:p>
          </table:table-cell>
          <table:table-cell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1175" office:value-type="float">
            <text:p>1,175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568" office:value-type="float">
            <text:p>56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Maasbree</text:p>
          </table:table-cell>
          <table:table-cell/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05" office:value-type="float">
            <text:p>805</text:p>
          </table:table-cell>
          <table:table-cell table:style-name="TL Data"/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office:value="2064" table:style-name="TL Data" table:number-columns-repeated="2" office:value-type="float">
            <text:p>2,064</text:p>
          </table:table-cell>
          <table:table-cell ns41:value-type="float" table:style-name="TL Data" office:value="4128" office:value-type="float">
            <text:p>4,128</text:p>
          </table:table-cell>
          <table:table-cell ns41:value-type="float" table:style-name="TL Data" office:value="2050" office:value-type="float">
            <text:p>2,050</text:p>
          </table:table-cell>
          <table:table-cell ns41:value-type="float" table:style-name="TL Data" office:value="2045" office:value-type="float">
            <text:p>2,04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69" office:value-type="float">
            <text:p>1,369</text:p>
          </table:table-cell>
          <table:table-cell ns41:value-type="float" table:style-name="TL Data" office:value="1318" office:value-type="float">
            <text:p>1,318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775" office:value-type="float">
            <text:p>1,775</text:p>
          </table:table-cell>
          <table:table-cell ns41:value-type="float" table:style-name="TL Data" office:value="1824" office:value-type="float">
            <text:p>1,824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office:value="11" table:style-name="TL Data" table:number-columns-repeated="3" office:value-type="float">
            <text:p>1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2061" office:value-type="float">
            <text:p>2,061</text:p>
          </table:table-cell>
          <table:table-cell ns41:value-type="float" table:style-name="TL Data" office:value="2063" office:value-type="float">
            <text:p>2,06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Maasniel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3" office:value-type="float">
            <text:p>263</text:p>
          </table:table-cell>
          <table:table-cell table:style-name="TL Data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1388" office:value-type="float">
            <text:p>1,388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office:value="225" table:style-name="TL Data" table:number-columns-repeated="2" office:value-type="float">
            <text:p>2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8"/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701" office:value-type="float">
            <text:p>70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Meerlo</text:p>
          </table:table-cell>
          <table:table-cell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1349" office:value-type="float">
            <text:p>1,349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office:value="222" table:style-name="TL Data" table:number-columns-repeated="2" office:value-type="float">
            <text:p>2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663" office:value-type="float">
            <text:p>66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Meijel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0" office:value-type="float">
            <text:p>190</text:p>
          </table:table-cell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office:value="121" table:style-name="TL Data" table:number-columns-repeated="2" office:value-type="float">
            <text:p>1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office:value="42" table:style-name="TL Data" table:number-columns-repeated="2" office:value-type="float">
            <text:p>4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8"/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78" office:value-type="float">
            <text:p>47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Montfort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299" office:value-type="float">
            <text:p>299</text:p>
          </table:table-cell>
          <table:table-cell table:style-name="TL Data" table:number-columns-repeated="6"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office:value="118" table:style-name="TL Data" table:number-columns-repeated="2" office:value-type="float">
            <text:p>1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8"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299" office:value-type="float">
            <text:p>29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Mook</text:p>
          </table:table-cell>
          <table:table-cell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office:value="597" table:style-name="TL Data" table:number-columns-repeated="2" office:value-type="float">
            <text:p>597</text:p>
          </table:table-cell>
          <table:table-cell ns41:value-type="float" table:style-name="TL Data" office:value="1194" office:value-type="float">
            <text:p>1,194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584" office:value-type="float">
            <text:p>58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Nederweert</text:p>
          </table:table-cell>
          <table:table-cell/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81" office:value-type="float">
            <text:p>781</text:p>
          </table:table-cell>
          <table:table-cell table:style-name="TL Data"/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2177" office:value-type="float">
            <text:p>2,177</text:p>
          </table:table-cell>
          <table:table-cell ns41:value-type="float" table:style-name="TL Data" office:value="2158" office:value-type="float">
            <text:p>2,158</text:p>
          </table:table-cell>
          <table:table-cell ns41:value-type="float" table:style-name="TL Data" office:value="4335" office:value-type="float">
            <text:p>4,335</text:p>
          </table:table-cell>
          <table:table-cell ns41:value-type="float" table:style-name="TL Data" office:value="2175" office:value-type="float">
            <text:p>2,175</text:p>
          </table:table-cell>
          <table:table-cell ns41:value-type="float" table:style-name="TL Data" office:value="2157" office:value-type="float">
            <text:p>2,1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29" office:value-type="float">
            <text:p>1,429</text:p>
          </table:table-cell>
          <table:table-cell ns41:value-type="float" table:style-name="TL Data" office:value="1329" office:value-type="float">
            <text:p>1,329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709" office:value-type="float">
            <text:p>1,709</text:p>
          </table:table-cell>
          <table:table-cell ns41:value-type="float" table:style-name="TL Data" office:value="1691" office:value-type="float">
            <text:p>1,691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3"/>
          <table:table-cell ns41:value-type="float" table:style-name="TL Data" office:value="2176" office:value-type="float">
            <text:p>2,176</text:p>
          </table:table-cell>
          <table:table-cell ns41:value-type="float" table:style-name="TL Data" office:value="2158" office:value-type="float">
            <text:p>2,15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Neer</text:p>
          </table:table-cell>
          <table:table-cell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9" office:value-type="float">
            <text:p>299</text:p>
          </table:table-cell>
          <table:table-cell table:style-name="TL Data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1502" office:value-type="float">
            <text:p>1,502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8"/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744" office:value-type="float">
            <text:p>74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Neeritter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83" office:value-type="float">
            <text:p>383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office:value="122" table:style-name="TL Data" table:number-columns-repeated="2" office:value-type="float">
            <text:p>1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2"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80" office:value-type="float">
            <text:p>38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Nieuwstad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26" office:value-type="float">
            <text:p>42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Nunhem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8" office:value-type="float">
            <text:p>68</text:p>
          </table:table-cell>
          <table:table-cell ns41:value-type="float" office:value="35" table:style-name="TL Data" table:number-columns-repeated="2" office:value-type="float">
            <text:p>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8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St. Odilienberg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4" office:value-type="float">
            <text:p>164</text:p>
          </table:table-cell>
          <table:table-cell table:style-name="TL Data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4" office:value-type="float">
            <office:annotation draw:style-name="gr1" svg:height="1.958cm" draw:caption-point-y="4.587cm" svg:width="3.55cm" svg:x="37.846cm" draw:caption-point-x="13.27cm" svg:y="52.361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245. Dit moet zijn 254.</text:span></text:p>
              <text:p text:style-name="P1"><text:span text:style-name="T2"/></text:p>
            </office:annotation>
            <text:p>254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office:value="136" table:style-name="TL Data" table:number-columns-repeated="2" office:value-type="float">
            <text:p>13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8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411" office:value-type="float">
            <text:p>41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Ohe en Laak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Ottersum</text:p>
          </table:table-cell>
          <table:table-cell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3" office:value-type="float">
            <text:p>283</text:p>
          </table:table-cell>
          <table:table-cell table:style-name="TL Data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1712" office:value-type="float">
            <text:p>1,712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office:value="276" table:style-name="TL Data" table:number-columns-repeated="2" office:value-type="float">
            <text:p>27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828" office:value-type="float">
            <text:p>82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Posterholt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1" office:value-type="float">
            <text:p>181</text:p>
          </table:table-cell>
          <table:table-cell table:style-name="TL Data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office:value="163" table:style-name="TL Data" table:number-columns-repeated="2" office:value-type="float">
            <text:p>16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23"/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502" office:value-type="float">
            <text:p>50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Roggel</text:p>
          </table:table-cell>
          <table:table-cell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9" office:value-type="float">
            <text:p>279</text:p>
          </table:table-cell>
          <table:table-cell table:style-name="TL Data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382" office:value-type="float">
            <text:p>1,382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8"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85" office:value-type="float">
            <text:p>68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Roosteren</text:p>
          </table:table-cell>
          <table:table-cell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50" office:value-type="float">
            <text:p>45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Sevenum</text:p>
          </table:table-cell>
          <table:table-cell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21" office:value-type="float">
            <text:p>321</text:p>
          </table:table-cell>
          <table:table-cell table:style-name="TL Data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1770" office:value-type="float">
            <text:p>1,770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8"/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887" office:value-type="float">
            <text:p>88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Stevensweert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1054" office:value-type="float">
            <text:p>1,054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00" office:value-type="float">
            <text:p>500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Stramproij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1209" office:value-type="float">
            <text:p>1,209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office:value="167" table:style-name="TL Data" table:number-columns-repeated="2" office:value-type="float">
            <text:p>16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600" office:value-type="float">
            <text:p>60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Susteren</text:p>
          </table:table-cell>
          <table:table-cell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9" office:value-type="float">
            <text:p>389</text:p>
          </table:table-cell>
          <table:table-cell table:style-name="TL Data"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1945" office:value-type="float">
            <text:p>1,945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2"/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966" office:value-type="float">
            <text:p>966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Swalmen</text:p>
          </table:table-cell>
          <table:table-cell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0" office:value-type="float">
            <text:p>320</text:p>
          </table:table-cell>
          <table:table-cell table:style-name="TL Data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1659" office:value-type="float">
            <text:p>1,659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824" office:value-type="float">
            <text:p>824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office:value="249" table:style-name="TL Data" table:number-columns-repeated="2" office:value-type="float">
            <text:p>24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824" office:value-type="float">
            <text:p>82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Tegelen</text:p>
          </table:table-cell>
          <table:table-cell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14" office:value-type="float">
            <text:p>314</text:p>
          </table:table-cell>
          <table:table-cell table:style-name="TL Data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1370" office:value-type="float">
            <text:p>1,370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666" office:value-type="float">
            <text:p>66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Thorn</text:p>
          </table:table-cell>
          <table:table-cell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389" office:value-type="float">
            <text:p>1,389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office:value="220" table:style-name="TL Data" table:number-columns-repeated="2" office:value-type="float">
            <text:p>2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2"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86" office:value-type="float">
            <text:p>68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Venraij</text:p>
          </table:table-cell>
          <table:table-cell/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70" office:value-type="float">
            <text:p>770</text:p>
          </table:table-cell>
          <table:table-cell table:style-name="TL Data"/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2351" office:value-type="float">
            <text:p>2,351</text:p>
          </table:table-cell>
          <table:table-cell ns41:value-type="float" table:style-name="TL Data" office:value="2376" office:value-type="float">
            <text:p>2,376</text:p>
          </table:table-cell>
          <table:table-cell ns41:value-type="float" table:style-name="TL Data" office:value="4727" office:value-type="float">
            <text:p>4,727</text:p>
          </table:table-cell>
          <table:table-cell ns41:value-type="float" table:style-name="TL Data" office:value="2272" office:value-type="float">
            <text:p>2,272</text:p>
          </table:table-cell>
          <table:table-cell ns41:value-type="float" table:style-name="TL Data" office:value="2323" office:value-type="float">
            <text:p>2,32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68" office:value-type="float">
            <text:p>1,568</text:p>
          </table:table-cell>
          <table:table-cell ns41:value-type="float" table:style-name="TL Data" office:value="1530" office:value-type="float">
            <text:p>1,530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808" office:value-type="float">
            <text:p>1,808</text:p>
          </table:table-cell>
          <table:table-cell ns41:value-type="float" table:style-name="TL Data" office:value="1853" office:value-type="float">
            <text:p>1,853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94" office:value-type="float">
            <text:p>194</text:p>
          </table:table-cell>
          <table:table-cell table:style-name="TL Data" table:number-columns-repeated="2"/>
          <table:table-cell ns41:value-type="float" office:value="33" table:style-name="TL Data" table:number-columns-repeated="2" office:value-type="float">
            <text:p>3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3"/>
          <table:table-cell ns41:value-type="float" table:style-name="TL Data" office:value="2349" office:value-type="float">
            <text:p>2,349</text:p>
          </table:table-cell>
          <table:table-cell ns41:value-type="float" table:style-name="TL Data" office:value="2376" office:value-type="float">
            <text:p>2,37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Vlodrop</text:p>
          </table:table-cell>
          <table:table-cell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6" office:value-type="float">
            <text:p>176</text:p>
          </table:table-cell>
          <table:table-cell table:style-name="TL Data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261" table:style-name="TL Data" table:number-columns-repeated="2" office:value-type="float">
            <text:p>26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5"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32" office:value-type="float">
            <text:p>43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Wanssum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61" office:value-type="float">
            <text:p>36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Wessem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office:value="146" table:style-name="TL Data" table:number-columns-repeated="2" office:value-type="float">
            <text:p>14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20" office:value-type="float">
            <text:p>42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 ARRONDISSEMENT ROERMO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3697" office:value-type="float">
            <text:p>13,697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4142" office:value-type="float">
            <text:p>14,142</text:p>
          </table:table-cell>
          <table:table-cell table:style-name="TL Data"/>
          <table:table-cell ns41:value-type="float" table:style-name="TL Data" office:value="13697" office:value-type="float">
            <text:p>13,697</text:p>
          </table:table-cell>
          <table:table-cell ns41:value-type="float" table:style-name="TL Data" office:value="15028" office:value-type="float">
            <text:p>15,028</text:p>
          </table:table-cell>
          <table:table-cell ns41:value-type="float" table:style-name="TL Data" office:value="37978" office:value-type="float">
            <text:p>37,978</text:p>
          </table:table-cell>
          <table:table-cell ns41:value-type="float" table:style-name="TL Data" office:value="37464" office:value-type="float">
            <text:p>37,464</text:p>
          </table:table-cell>
          <table:table-cell ns41:value-type="float" table:style-name="TL Data" office:value="75442" office:value-type="float">
            <text:p>75,442</text:p>
          </table:table-cell>
          <table:table-cell ns41:value-type="float" table:style-name="TL Data" office:value="37103" office:value-type="float">
            <text:p>37,103</text:p>
          </table:table-cell>
          <table:table-cell ns41:value-type="float" table:style-name="TL Data" office:value="36589" office:value-type="float">
            <text:p>36,589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4827" office:value-type="float">
            <text:p>24,827</text:p>
          </table:table-cell>
          <table:table-cell ns41:value-type="float" table:style-name="TL Data" office:value="23273" office:value-type="float">
            <text:p>23,273</text:p>
          </table:table-cell>
          <table:table-cell ns41:value-type="float" table:style-name="TL Data" office:value="11507" office:value-type="float">
            <text:p>11,507</text:p>
          </table:table-cell>
          <table:table-cell ns41:value-type="float" table:style-name="TL Data" office:value="11528" office:value-type="float">
            <text:p>11,528</text:p>
          </table:table-cell>
          <table:table-cell ns41:value-type="float" table:style-name="TL Data" office:value="1644" office:value-type="float">
            <text:p>1,644</text:p>
          </table:table-cell>
          <table:table-cell ns41:value-type="float" table:style-name="TL Data" office:value="2663" office:value-type="float">
            <text:p>2,663</text:p>
          </table:table-cell>
          <table:table-cell ns41:value-type="float" table:style-name="TL Data" office:value="28771" office:value-type="float">
            <text:p>28,771</text:p>
          </table:table-cell>
          <table:table-cell ns41:value-type="float" table:style-name="TL Data" office:value="27909" office:value-type="float">
            <text:p>27,909</text:p>
          </table:table-cell>
          <table:table-cell ns41:value-type="float" table:style-name="TL Data" office:value="6256" office:value-type="float">
            <text:p>6,256</text:p>
          </table:table-cell>
          <table:table-cell ns41:value-type="float" table:style-name="TL Data" office:value="7060" office:value-type="float">
            <text:p>7,060</text:p>
          </table:table-cell>
          <table:table-cell ns41:value-type="float" table:style-name="TL Data" office:value="1459" office:value-type="float">
            <text:p>1,459</text:p>
          </table:table-cell>
          <table:table-cell ns41:value-type="float" table:style-name="TL Data" office:value="1062" office:value-type="float">
            <text:p>1,06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059" office:value-type="float">
            <text:p>1,059</text:p>
          </table:table-cell>
          <table:table-cell ns41:value-type="float" table:style-name="TL Data" office:value="1013" office:value-type="float">
            <text:p>1,01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7755" office:value-type="float">
            <text:p>37,755</text:p>
          </table:table-cell>
          <table:table-cell ns41:value-type="float" table:style-name="TL Data" office:value="37279" office:value-type="float">
            <text:p>37,279</text:p>
          </table:table-cell>
          <table:table-cell table:style-name="TL Data" table:number-columns-repeated="6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<text:s/></text:p>
          </table:table-cell>
          <table:table-cell/>
          <table:table-cell ns41:value-type="float" table:style-name="TL Data" office:value="6656" office:value-type="float">
            <text:p>6,656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6927" office:value-type="float">
            <text:p>6,92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680" office:value-type="float">
            <text:p>6,680</text:p>
          </table:table-cell>
          <table:table-cell ns41:value-type="float" table:style-name="TL Data" office:value="10861" office:value-type="float">
            <text:p>10,861</text:p>
          </table:table-cell>
          <table:table-cell ns41:value-type="float" table:style-name="TL Data" office:value="25297" office:value-type="float">
            <text:p>25,297</text:p>
          </table:table-cell>
          <table:table-cell ns41:value-type="float" table:style-name="TL Data" office:value="25832" office:value-type="float">
            <text:p>25,832</text:p>
          </table:table-cell>
          <table:table-cell ns41:value-type="float" table:style-name="TL Data" office:value="51129" office:value-type="float">
            <text:p>51,129</text:p>
          </table:table-cell>
          <table:table-cell ns41:value-type="float" table:style-name="TL Data" office:value="21892" office:value-type="float">
            <text:p>21,892</text:p>
          </table:table-cell>
          <table:table-cell ns41:value-type="float" table:style-name="TL Data" office:value="24645" office:value-type="float">
            <text:p>24,645</text:p>
          </table:table-cell>
          <table:table-cell ns41:value-type="float" table:style-name="TL Data" office:value="3278" office:value-type="float">
            <text:p>3,278</text:p>
          </table:table-cell>
          <table:table-cell ns41:value-type="float" table:style-name="TL Data" office:value="1128" office:value-type="float">
            <text:p>1,12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6838" office:value-type="float">
            <text:p>16,838</text:p>
          </table:table-cell>
          <table:table-cell ns41:value-type="float" table:style-name="TL Data" office:value="16218" office:value-type="float">
            <text:p>16,218</text:p>
          </table:table-cell>
          <table:table-cell ns41:value-type="float" table:style-name="TL Data" office:value="7452" office:value-type="float">
            <text:p>7,452</text:p>
          </table:table-cell>
          <table:table-cell ns41:value-type="float" table:style-name="TL Data" office:value="7441" office:value-type="float">
            <text:p>7,441</text:p>
          </table:table-cell>
          <table:table-cell ns41:value-type="float" table:style-name="TL Data" office:value="1007" office:value-type="float">
            <text:p>1,007</text:p>
          </table:table-cell>
          <table:table-cell ns41:value-type="float" table:style-name="TL Data" office:value="2173" office:value-type="float">
            <text:p>2,173</text:p>
          </table:table-cell>
          <table:table-cell ns41:value-type="float" table:style-name="TL Data" office:value="16002" office:value-type="float">
            <text:p>16,002</text:p>
          </table:table-cell>
          <table:table-cell ns41:value-type="float" table:style-name="TL Data" office:value="17400" office:value-type="float">
            <text:p>17,400</text:p>
          </table:table-cell>
          <table:table-cell ns41:value-type="float" table:style-name="TL Data" office:value="3028" office:value-type="float">
            <text:p>3,028</text:p>
          </table:table-cell>
          <table:table-cell ns41:value-type="float" table:style-name="TL Data" office:value="4266" office:value-type="float">
            <text:p>4,266</text:p>
          </table:table-cell>
          <table:table-cell ns41:value-type="float" table:style-name="TL Data" office:value="4039" office:value-type="float">
            <text:p>4,039</text:p>
          </table:table-cell>
          <table:table-cell ns41:value-type="float" table:style-name="TL Data" office:value="1687" office:value-type="float">
            <text:p>1,68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1046" office:value-type="float">
            <text:p>1,046</text:p>
          </table:table-cell>
          <table:table-cell ns41:value-type="float" table:style-name="TL Data" office:value="1153" office:value-type="float">
            <text:p>1,153</text:p>
          </table:table-cell>
          <table:table-cell ns41:value-type="float" table:style-name="TL Data" office:value="1311" office:value-type="float">
            <text:p>1,3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151" office:value-type="float">
            <text:p>2,151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22444" office:value-type="float">
            <text:p>22,444</text:p>
          </table:table-cell>
          <table:table-cell ns41:value-type="float" table:style-name="TL Data" office:value="24359" office:value-type="float">
            <text:p>24,35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74" office:value-type="float">
            <text:p>37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GEMEENTEN TEN PLATTEN LANDE. ARRONDISSEMENT MAASTRICHT</text:p>
          </table:table-cell>
          <table:table-cell/>
          <table:table-cell ns41:value-type="float" table:style-name="TL Data" office:value="15407" office:value-type="float">
            <text:p>15,407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6003" office:value-type="float">
            <text:p>16,003</text:p>
          </table:table-cell>
          <table:table-cell table:style-name="TL Data"/>
          <table:table-cell ns41:value-type="float" table:style-name="TL Data" office:value="15407" office:value-type="float">
            <text:p>15,407</text:p>
          </table:table-cell>
          <table:table-cell ns41:value-type="float" table:style-name="TL Data" office:value="16306" office:value-type="float">
            <text:p>16,306</text:p>
          </table:table-cell>
          <table:table-cell ns41:value-type="float" table:style-name="TL Data" office:value="40241" office:value-type="float">
            <text:p>40,241</text:p>
          </table:table-cell>
          <table:table-cell ns41:value-type="float" table:style-name="TL Data" office:value="38449" office:value-type="float">
            <text:p>38,449</text:p>
          </table:table-cell>
          <table:table-cell ns41:value-type="float" table:style-name="TL Data" office:value="78690" office:value-type="float">
            <text:p>78,690</text:p>
          </table:table-cell>
          <table:table-cell ns41:value-type="float" table:style-name="TL Data" office:value="38316" office:value-type="float">
            <text:p>38,316</text:p>
          </table:table-cell>
          <table:table-cell ns41:value-type="float" table:style-name="TL Data" office:value="37121" office:value-type="float">
            <text:p>37,121</text:p>
          </table:table-cell>
          <table:table-cell ns41:value-type="float" table:style-name="TL Data" office:value="1904" office:value-type="float">
            <text:p>1,904</text:p>
          </table:table-cell>
          <table:table-cell ns41:value-type="float" table:style-name="TL Data" office:value="1320" office:value-type="float">
            <text:p>1,3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26193" office:value-type="float">
            <text:p>26,193</text:p>
          </table:table-cell>
          <table:table-cell ns41:value-type="float" table:style-name="TL Data" office:value="23098" office:value-type="float">
            <text:p>23,098</text:p>
          </table:table-cell>
          <table:table-cell ns41:value-type="float" table:style-name="TL Data" office:value="12148" office:value-type="float">
            <text:p>12,148</text:p>
          </table:table-cell>
          <table:table-cell ns41:value-type="float" table:style-name="TL Data" office:value="12401" office:value-type="float">
            <text:p>12,401</text:p>
          </table:table-cell>
          <table:table-cell ns41:value-type="float" table:style-name="TL Data" office:value="1900" office:value-type="float">
            <text:p>1,900</text:p>
          </table:table-cell>
          <table:table-cell ns41:value-type="float" table:style-name="TL Data" office:value="2950" office:value-type="float">
            <text:p>2,950</text:p>
          </table:table-cell>
          <table:table-cell ns41:value-type="float" table:style-name="TL Data" office:value="29236" office:value-type="float">
            <text:p>29,236</text:p>
          </table:table-cell>
          <table:table-cell ns41:value-type="float" table:style-name="TL Data" office:value="27785" office:value-type="float">
            <text:p>27,785</text:p>
          </table:table-cell>
          <table:table-cell ns41:value-type="float" table:style-name="TL Data" office:value="8367" office:value-type="float">
            <text:p>8,367</text:p>
          </table:table-cell>
          <table:table-cell ns41:value-type="float" table:style-name="TL Data" office:value="8027" office:value-type="float">
            <text:p>8,02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75" office:value-type="float">
            <text:p>1,275</text:p>
          </table:table-cell>
          <table:table-cell ns41:value-type="float" table:style-name="TL Data" office:value="1327" office:value-type="float">
            <text:p>1,327</text:p>
          </table:table-cell>
          <table:table-cell ns41:value-type="float" table:style-name="TL Data" office:value="1051" office:value-type="float">
            <text:p>1,051</text:p>
          </table:table-cell>
          <table:table-cell ns41:value-type="float" table:style-name="TL Data" office:value="1054" office:value-type="float">
            <text:p>1,0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12"/>
          <table:table-cell ns41:value-type="float" table:style-name="TL Data" office:value="39639" office:value-type="float">
            <text:p>39,639</text:p>
          </table:table-cell>
          <table:table-cell ns41:value-type="float" table:style-name="TL Data" office:value="37878" office:value-type="float">
            <text:p>37,878</text:p>
          </table:table-cell>
          <table:table-cell table:style-name="TL Data" table:number-columns-repeated="6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GEMEENTEN TEN PLATTEN LANDE. ARRONDISSEMENT ROERMOND</text:p>
          </table:table-cell>
          <table:table-cell/>
          <table:table-cell ns41:value-type="float" table:style-name="TL Data" office:value="13697" office:value-type="float">
            <text:p>13,697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4142" office:value-type="float">
            <text:p>14,142</text:p>
          </table:table-cell>
          <table:table-cell table:style-name="TL Data"/>
          <table:table-cell ns41:value-type="float" table:style-name="TL Data" office:value="13697" office:value-type="float">
            <text:p>13,697</text:p>
          </table:table-cell>
          <table:table-cell ns41:value-type="float" table:style-name="TL Data" office:value="15028" office:value-type="float">
            <text:p>15,028</text:p>
          </table:table-cell>
          <table:table-cell ns41:value-type="float" table:style-name="TL Data" office:value="37978" office:value-type="float">
            <text:p>37,978</text:p>
          </table:table-cell>
          <table:table-cell ns41:value-type="float" table:style-name="TL Data" office:value="37464" office:value-type="float">
            <text:p>37,464</text:p>
          </table:table-cell>
          <table:table-cell ns41:value-type="float" table:style-name="TL Data" office:value="75442" office:value-type="float">
            <text:p>75,442</text:p>
          </table:table-cell>
          <table:table-cell ns41:value-type="float" table:style-name="TL Data" office:value="37103" office:value-type="float">
            <text:p>37,103</text:p>
          </table:table-cell>
          <table:table-cell ns41:value-type="float" table:style-name="TL Data" office:value="36589" office:value-type="float">
            <text:p>36,589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4827" office:value-type="float">
            <text:p>24,827</text:p>
          </table:table-cell>
          <table:table-cell ns41:value-type="float" table:style-name="TL Data" office:value="23273" office:value-type="float">
            <text:p>23,273</text:p>
          </table:table-cell>
          <table:table-cell ns41:value-type="float" table:style-name="TL Data" office:value="11507" office:value-type="float">
            <text:p>11,507</text:p>
          </table:table-cell>
          <table:table-cell ns41:value-type="float" table:style-name="TL Data" office:value="11528" office:value-type="float">
            <text:p>11,528</text:p>
          </table:table-cell>
          <table:table-cell ns41:value-type="float" table:style-name="TL Data" office:value="1644" office:value-type="float">
            <text:p>1,644</text:p>
          </table:table-cell>
          <table:table-cell ns41:value-type="float" table:style-name="TL Data" office:value="2663" office:value-type="float">
            <text:p>2,663</text:p>
          </table:table-cell>
          <table:table-cell ns41:value-type="float" table:style-name="TL Data" office:value="28771" office:value-type="float">
            <text:p>28,771</text:p>
          </table:table-cell>
          <table:table-cell ns41:value-type="float" table:style-name="TL Data" office:value="27909" office:value-type="float">
            <text:p>27,909</text:p>
          </table:table-cell>
          <table:table-cell ns41:value-type="float" table:style-name="TL Data" office:value="6256" office:value-type="float">
            <text:p>6,256</text:p>
          </table:table-cell>
          <table:table-cell ns41:value-type="float" table:style-name="TL Data" office:value="7060" office:value-type="float">
            <text:p>7,060</text:p>
          </table:table-cell>
          <table:table-cell ns41:value-type="float" table:style-name="TL Data" office:value="1459" office:value-type="float">
            <text:p>1,459</text:p>
          </table:table-cell>
          <table:table-cell ns41:value-type="float" table:style-name="TL Data" office:value="1062" office:value-type="float">
            <text:p>1,06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059" office:value-type="float">
            <text:p>1,059</text:p>
          </table:table-cell>
          <table:table-cell ns41:value-type="float" table:style-name="TL Data" office:value="1013" office:value-type="float">
            <text:p>1,01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7755" office:value-type="float">
            <text:p>37,755</text:p>
          </table:table-cell>
          <table:table-cell ns41:value-type="float" table:style-name="TL Data" office:value="37279" office:value-type="float">
            <text:p>37,279</text:p>
          </table:table-cell>
          <table:table-cell table:style-name="TL Data" table:number-columns-repeated="6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9104" office:value-type="float">
            <text:p>29,104</text:p>
          </table:table-cell>
          <table:table-cell ns41:value-type="float" table:style-name="TL Data" office:value="1041" office:value-type="float">
            <text:p>1,041</text:p>
          </table:table-cell>
          <table:table-cell ns41:value-type="float" table:style-name="TL Data" office:value="30145" office:value-type="float">
            <text:p>30,145</text:p>
          </table:table-cell>
          <table:table-cell table:style-name="TL Data"/>
          <table:table-cell ns41:value-type="float" table:style-name="TL Data" office:value="29104" office:value-type="float">
            <text:p>29,104</text:p>
          </table:table-cell>
          <table:table-cell ns41:value-type="float" table:style-name="TL Data" office:value="31334" office:value-type="float">
            <text:p>31,334</text:p>
          </table:table-cell>
          <table:table-cell ns41:value-type="float" table:style-name="TL Data" office:value="78219" office:value-type="float">
            <text:p>78,219</text:p>
          </table:table-cell>
          <table:table-cell ns41:value-type="float" table:style-name="TL Data" office:value="75913" office:value-type="float">
            <text:p>75,913</text:p>
          </table:table-cell>
          <table:table-cell ns41:value-type="float" table:style-name="TL Data" office:value="154132" office:value-type="float">
            <text:p>154,132</text:p>
          </table:table-cell>
          <table:table-cell ns41:value-type="float" table:style-name="TL Data" office:value="75419" office:value-type="float">
            <text:p>75,419</text:p>
          </table:table-cell>
          <table:table-cell ns41:value-type="float" table:style-name="TL Data" office:value="73710" office:value-type="float">
            <text:p>73,710</text:p>
          </table:table-cell>
          <table:table-cell ns41:value-type="float" table:style-name="TL Data" office:value="2769" office:value-type="float">
            <text:p>2,769</text:p>
          </table:table-cell>
          <table:table-cell ns41:value-type="float" table:style-name="TL Data" office:value="2189" office:value-type="float">
            <text:p>2,18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62" office:value-type="float">
            <text:p>1,362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51020" office:value-type="float">
            <text:p>51,020</text:p>
          </table:table-cell>
          <table:table-cell ns41:value-type="float" table:style-name="TL Data" office:value="46371" office:value-type="float">
            <text:p>46,371</text:p>
          </table:table-cell>
          <table:table-cell ns41:value-type="float" table:style-name="TL Data" office:value="23655" office:value-type="float">
            <text:p>23,655</text:p>
          </table:table-cell>
          <table:table-cell ns41:value-type="float" table:style-name="TL Data" office:value="23929" office:value-type="float">
            <text:p>23,929</text:p>
          </table:table-cell>
          <table:table-cell ns41:value-type="float" table:style-name="TL Data" office:value="3544" office:value-type="float">
            <text:p>3,544</text:p>
          </table:table-cell>
          <table:table-cell ns41:value-type="float" table:style-name="TL Data" office:value="5613" office:value-type="float">
            <text:p>5,613</text:p>
          </table:table-cell>
          <table:table-cell ns41:value-type="float" table:style-name="TL Data" office:value="58007" office:value-type="float">
            <text:p>58,007</text:p>
          </table:table-cell>
          <table:table-cell ns41:value-type="float" table:style-name="TL Data" office:value="55694" office:value-type="float">
            <text:p>55,694</text:p>
          </table:table-cell>
          <table:table-cell ns41:value-type="float" table:style-name="TL Data" office:value="14623" office:value-type="float">
            <text:p>14,623</text:p>
          </table:table-cell>
          <table:table-cell ns41:value-type="float" table:style-name="TL Data" office:value="15087" office:value-type="float">
            <text:p>15,087</text:p>
          </table:table-cell>
          <table:table-cell ns41:value-type="float" table:style-name="TL Data" office:value="1734" office:value-type="float">
            <text:p>1,734</text:p>
          </table:table-cell>
          <table:table-cell ns41:value-type="float" table:style-name="TL Data" office:value="1281" office:value-type="float">
            <text:p>1,28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34" office:value-type="float">
            <text:p>2,334</text:p>
          </table:table-cell>
          <table:table-cell ns41:value-type="float" table:style-name="TL Data" office:value="2340" office:value-type="float">
            <text:p>2,340</text:p>
          </table:table-cell>
          <table:table-cell ns41:value-type="float" table:style-name="TL Data" office:value="1468" office:value-type="float">
            <text:p>1,468</text:p>
          </table:table-cell>
          <table:table-cell ns41:value-type="float" table:style-name="TL Data" office:value="1450" office:value-type="float">
            <text:p>1,4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77394" office:value-type="float">
            <text:p>77,394</text:p>
          </table:table-cell>
          <table:table-cell ns41:value-type="float" table:style-name="TL Data" office:value="75157" office:value-type="float">
            <text:p>75,157</text:p>
          </table:table-cell>
          <table:table-cell table:style-name="TL Data" table:number-columns-repeated="6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42" office:value-type="float">
            <text:p>24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1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TOTAAL DER STEDEN EN GEMEENTEN TEN PLATTEN LANDE</text:p>
          </table:table-cell>
          <table:table-cell/>
          <table:table-cell ns41:value-type="float" table:style-name="TL Data" office:value="35760" office:value-type="float">
            <text:p>35,760</text:p>
          </table:table-cell>
          <table:table-cell ns41:value-type="float" table:style-name="TL Data" office:value="1312" office:value-type="float">
            <text:p>1,312</text:p>
          </table:table-cell>
          <table:table-cell ns41:value-type="float" table:style-name="TL Data" office:value="37072" office:value-type="float">
            <text:p>37,07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784" office:value-type="float">
            <text:p>35,784</text:p>
          </table:table-cell>
          <table:table-cell ns41:value-type="float" table:style-name="TL Data" office:value="42195" office:value-type="float">
            <text:p>42,195</text:p>
          </table:table-cell>
          <table:table-cell ns41:value-type="float" table:style-name="TL Data" office:value="103516" office:value-type="float">
            <text:p>103,516</text:p>
          </table:table-cell>
          <table:table-cell ns41:value-type="float" table:style-name="TL Data" office:value="101745" office:value-type="float">
            <text:p>101,745</text:p>
          </table:table-cell>
          <table:table-cell ns41:value-type="float" table:style-name="TL Data" office:value="205261" office:value-type="float">
            <text:p>205,261</text:p>
          </table:table-cell>
          <table:table-cell ns41:value-type="float" table:style-name="TL Data" office:value="97311" office:value-type="float">
            <text:p>97,311</text:p>
          </table:table-cell>
          <table:table-cell ns41:value-type="float" table:style-name="TL Data" office:value="98355" office:value-type="float">
            <text:p>98,355</text:p>
          </table:table-cell>
          <table:table-cell ns41:value-type="float" table:style-name="TL Data" office:value="6047" office:value-type="float">
            <text:p>6,047</text:p>
          </table:table-cell>
          <table:table-cell ns41:value-type="float" table:style-name="TL Data" office:value="3317" office:value-type="float">
            <text:p>3,31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965" office:value-type="float">
            <text:p>1,965</text:p>
          </table:table-cell>
          <table:table-cell ns41:value-type="float" table:style-name="TL Data" office:value="1117" office:value-type="float">
            <text:p>1,117</text:p>
          </table:table-cell>
          <table:table-cell ns41:value-type="float" table:style-name="TL Data" office:value="67858" office:value-type="float">
            <text:p>67,858</text:p>
          </table:table-cell>
          <table:table-cell ns41:value-type="float" table:style-name="TL Data" office:value="62589" office:value-type="float">
            <text:p>62,589</text:p>
          </table:table-cell>
          <table:table-cell ns41:value-type="float" table:style-name="TL Data" office:value="31107" office:value-type="float">
            <text:p>31,107</text:p>
          </table:table-cell>
          <table:table-cell ns41:value-type="float" table:style-name="TL Data" office:value="31370" office:value-type="float">
            <text:p>31,370</text:p>
          </table:table-cell>
          <table:table-cell ns41:value-type="float" table:style-name="TL Data" office:value="4551" office:value-type="float">
            <text:p>4,551</text:p>
          </table:table-cell>
          <table:table-cell ns41:value-type="float" table:style-name="TL Data" office:value="7786" office:value-type="float">
            <text:p>7,786</text:p>
          </table:table-cell>
          <table:table-cell ns41:value-type="float" table:style-name="TL Data" office:value="74009" office:value-type="float">
            <text:p>74,009</text:p>
          </table:table-cell>
          <table:table-cell ns41:value-type="float" table:style-name="TL Data" office:value="73094" office:value-type="float">
            <text:p>73,094</text:p>
          </table:table-cell>
          <table:table-cell ns41:value-type="float" table:style-name="TL Data" office:value="17651" office:value-type="float">
            <text:p>17,651</text:p>
          </table:table-cell>
          <table:table-cell ns41:value-type="float" table:style-name="TL Data" office:value="19353" office:value-type="float">
            <text:p>19,353</text:p>
          </table:table-cell>
          <table:table-cell ns41:value-type="float" table:style-name="TL Data" office:value="5773" office:value-type="float">
            <text:p>5,773</text:p>
          </table:table-cell>
          <table:table-cell ns41:value-type="float" table:style-name="TL Data" office:value="2968" office:value-type="float">
            <text:p>2,96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31" office:value-type="float">
            <text:p>3,231</text:p>
          </table:table-cell>
          <table:table-cell ns41:value-type="float" table:style-name="TL Data" office:value="3386" office:value-type="float">
            <text:p>3,386</text:p>
          </table:table-cell>
          <table:table-cell ns41:value-type="float" table:style-name="TL Data" office:value="2621" office:value-type="float">
            <text:p>2,621</text:p>
          </table:table-cell>
          <table:table-cell ns41:value-type="float" table:style-name="TL Data" office:value="2761" office:value-type="float">
            <text:p>2,76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644" office:value-type="float">
            <text:p>2,644</text:p>
          </table:table-cell>
          <table:table-cell ns41:value-type="float" table:style-name="TL Data" office:value="1328" office:value-type="float">
            <text:p>1,32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99838" office:value-type="float">
            <text:p>99,838</text:p>
          </table:table-cell>
          <table:table-cell ns41:value-type="float" table:style-name="TL Data" office:value="99516" office:value-type="float">
            <text:p>99,5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16" office:value-type="float">
            <text:p>61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table:number-columns-repeated="944"/>
        </table:table-row>
        <table:table-row table:style-name="ro4" table:number-rows-repeated="10484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5" table:default-cell-style-name="ce20"/>
        <table:table-column table:style-name="co4" table:default-cell-style-name="Default" table:number-columns-repeated="1021"/>
        <table:table-row table:style-name="ro4">
          <table:table-cell table:style-name="TL Metadata"/>
          <table:table-cell table:style-name="TL Metadata" table:number-columns-repeated="9"/>
          <table:table-cell ns41:value-type="string" table:style-name="TL Metadata" office:value-type="string">
            <text:p>Data-entry fouten</text:p>
          </table:table-cell>
          <table:table-cell ns41:value-type="string" table:style-name="TL Metadata" office:value-type="string">
            <text:p>Bronfouten</text:p>
          </table:table-cell>
          <table:table-cell table:style-name="ce17" table:number-columns-repeated="166"/>
          <table:table-cell table:number-columns-repeated="846"/>
        </table:table-row>
        <table:table-row table:style-name="ro4">
          <table:table-cell table:style-name="TL Metadata"/>
          <table:table-cell table:style-name="TL Metadata" table:number-columns-repeated="177"/>
          <table:table-cell table:number-columns-repeated="846"/>
        </table:table-row>
        <table:table-row table:style-name="ro4">
          <table:table-cell ns41:value-type="string" table:style-name="TL Metadata" office:value-type="string">
            <text:p>Editregel</text:p>
          </table:table-cell>
          <table:table-cell ns41:value-type="string" table:style-name="TL Metadata" office:value-type="string">
            <text:p>Deel telling</text:p>
          </table:table-cell>
          <table:table-cell ns41:value-type="string" table:style-name="TL Metadata" office:value-type="string">
            <text:p>Rolnummer</text:p>
          </table:table-cell>
          <table:table-cell ns41:value-type="string" table:style-name="TL Metadata" office:value-type="string">
            <text:p>Noten en opmerkingen</text:p>
          </table:table-cell>
          <table:table-cell table:style-name="TL Metadata" table:number-columns-repeated="174"/>
          <table:table-cell table:number-columns-repeated="846"/>
        </table:table-row>
        <table:table-row table:style-name="ro4">
          <table:table-cell table:style-name="TL Metadata" table:number-columns-repeated="178"/>
          <table:table-cell table:number-columns-repeated="84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ns41:value-type="float" table:style-name="TL Metadata" office:value="14905" office:value-type="float">
            <text:p>14905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06" office:value-type="float">
            <text:p>14906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07" office:value-type="float">
            <text:p>14907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08" office:value-type="float">
            <text:p>14908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09" office:value-type="float">
            <text:p>14909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10" office:value-type="float">
            <text:p>14910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11" office:value-type="float">
            <text:p>14911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12" office:value-type="float">
            <text:p>14912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13" office:value-type="float">
            <text:p>14913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14" office:value-type="float">
            <text:p>14914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15" office:value-type="float">
            <text:p>14915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16" office:value-type="float">
            <text:p>14916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17" office:value-type="float">
            <text:p>14917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18" office:value-type="float">
            <text:p>14918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19" office:value-type="float">
            <text:p>14919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20" office:value-type="float">
            <text:p>14920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21" office:value-type="float">
            <text:p>14921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22" office:value-type="float">
            <text:p>14922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23" office:value-type="float">
            <text:p>14923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24" office:value-type="float">
            <text:p>14924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25" office:value-type="float">
            <text:p>14925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26" office:value-type="float">
            <text:p>14926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27" office:value-type="float">
            <text:p>14927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28" office:value-type="float">
            <text:p>14928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29" office:value-type="float">
            <text:p>14929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30" office:value-type="float">
            <text:p>14930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31" office:value-type="float">
            <text:p>14931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32" office:value-type="float">
            <text:p>14932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33" office:value-type="float">
            <text:p>14933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34" office:value-type="float">
            <text:p>14934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35" office:value-type="float">
            <text:p>14935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36" office:value-type="float">
            <text:p>14936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37" office:value-type="float">
            <text:p>14937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38" office:value-type="float">
            <text:p>14938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39" office:value-type="float">
            <text:p>14939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40" office:value-type="float">
            <text:p>14940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41" office:value-type="float">
            <text:p>14941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42" office:value-type="float">
            <text:p>14942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43" office:value-type="float">
            <text:p>14943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44" office:value-type="float">
            <text:p>14944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45" office:value-type="float">
            <text:p>14945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46" office:value-type="float">
            <text:p>14946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47" office:value-type="float">
            <text:p>14947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48" office:value-type="float">
            <text:p>14948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49" office:value-type="float">
            <text:p>14949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50" office:value-type="float">
            <text:p>14950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51" office:value-type="float">
            <text:p>14951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52" office:value-type="float">
            <text:p>14952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53" office:value-type="float">
            <text:p>14953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54" office:value-type="float">
            <text:p>14954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8004601001" office:value-type="float">
            <text:p>380348004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55" office:value-type="float">
            <text:p>14955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56" office:value-type="float">
            <text:p>14956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57" office:value-type="float">
            <text:p>14957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58" office:value-type="float">
            <text:p>14958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59" office:value-type="float">
            <text:p>14959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60" office:value-type="float">
            <text:p>14960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61" office:value-type="float">
            <text:p>14961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62" office:value-type="float">
            <text:p>14962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63" office:value-type="float">
            <text:p>14963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64" office:value-type="float">
            <text:p>14964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65" office:value-type="float">
            <text:p>14965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66" office:value-type="float">
            <text:p>14966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67" office:value-type="float">
            <text:p>14967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68" office:value-type="float">
            <text:p>14968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69" office:value-type="float">
            <text:p>14969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70" office:value-type="float">
            <text:p>14970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71" office:value-type="float">
            <text:p>14971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72" office:value-type="float">
            <text:p>14972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73" office:value-type="float">
            <text:p>14973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74" office:value-type="float">
            <text:p>14974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75" office:value-type="float">
            <text:p>14975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76" office:value-type="float">
            <text:p>14976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77" office:value-type="float">
            <text:p>14977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78" office:value-type="float">
            <text:p>14978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79" office:value-type="float">
            <text:p>14979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80" office:value-type="float">
            <text:p>14980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81" office:value-type="float">
            <text:p>14981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82" office:value-type="float">
            <text:p>14982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83" office:value-type="float">
            <text:p>14983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84" office:value-type="float">
            <text:p>14984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85" office:value-type="float">
            <text:p>14985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86" office:value-type="float">
            <text:p>14986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87" office:value-type="float">
            <text:p>14987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88" office:value-type="float">
            <text:p>14988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89" office:value-type="float">
            <text:p>14989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90" office:value-type="float">
            <text:p>14990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91" office:value-type="float">
            <text:p>14991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92" office:value-type="float">
            <text:p>14992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93" office:value-type="float">
            <text:p>14993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94" office:value-type="float">
            <text:p>14994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95" office:value-type="float">
            <text:p>14995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96" office:value-type="float">
            <text:p>14996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97" office:value-type="float">
            <text:p>14997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98" office:value-type="float">
            <text:p>14998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4999" office:value-type="float">
            <text:p>14999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00" office:value-type="float">
            <text:p>15000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01" office:value-type="float">
            <text:p>15001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02" office:value-type="float">
            <text:p>15002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03" office:value-type="float">
            <text:p>15003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04" office:value-type="float">
            <text:p>15004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05" office:value-type="float">
            <text:p>15005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06" office:value-type="float">
            <text:p>15006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07" office:value-type="float">
            <text:p>15007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49004801001" office:value-type="float">
            <text:p>380349004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08" office:value-type="float">
            <text:p>15008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09" office:value-type="float">
            <text:p>15009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10" office:value-type="float">
            <text:p>15010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11" office:value-type="float">
            <text:p>15011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12" office:value-type="float">
            <text:p>15012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13" office:value-type="float">
            <text:p>15013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14" office:value-type="float">
            <text:p>15014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15" office:value-type="float">
            <text:p>15015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16" office:value-type="float">
            <text:p>15016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17" office:value-type="float">
            <text:p>15017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18" office:value-type="float">
            <text:p>15018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19" office:value-type="float">
            <text:p>15019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20" office:value-type="float">
            <text:p>15020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21" office:value-type="float">
            <text:p>15021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22" office:value-type="float">
            <text:p>15022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23" office:value-type="float">
            <text:p>15023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24" office:value-type="float">
            <text:p>15024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25" office:value-type="float">
            <text:p>15025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26" office:value-type="float">
            <text:p>15026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27" office:value-type="float">
            <text:p>15027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28" office:value-type="float">
            <text:p>15028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29" office:value-type="float">
            <text:p>15029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30" office:value-type="float">
            <text:p>15030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31" office:value-type="float">
            <text:p>15031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32" office:value-type="float">
            <text:p>15032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001001" office:value-type="float">
            <text:p>380350005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33" office:value-type="float">
            <text:p>15033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102001" office:value-type="float">
            <text:p>3803500051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34" office:value-type="float">
            <text:p>15034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102001" office:value-type="float">
            <text:p>3803500051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35" office:value-type="float">
            <text:p>15035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102001" office:value-type="float">
            <text:p>3803500051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36" office:value-type="float">
            <text:p>15036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102001" office:value-type="float">
            <text:p>3803500051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037" office:value-type="float">
            <text:p>15037</text:p>
          </table:table-cell>
          <table:table-cell ns41:value-type="string" table:style-name="TL Metadata" office:value-type="string">
            <text:p>Li-2edl</text:p>
          </table:table-cell>
          <table:table-cell ns41:value-type="float" table:style-name="TL Metadata" office:value="380350005102001" office:value-type="float">
            <text:p>3803500051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 table:number-rows-repeated="10484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TWEEDE_20_GEDEELTE" style:page-layout-name="Mpm3" style:display-name="PageStyle_ 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19:43</meta:creation-date>
    <dc:creator>Yamit</dc:creator>
    <dc:date>2004-12-16T10:41:20</dc:date>
    <meta:document-statistic meta:object-count="0" meta:cell-count="5601" meta:table-count="2"/>
    <meta:generator>ODFPY/1.3.0dev</meta:generator>
  </office:meta>
</office:document-meta>
</file>